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Open Sans" svg:font-family="'Open Sans', sans-serif"/>
    <style:font-face style:name="monospace" svg:font-family="monospace"/>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10794f8"/>
    </style:style>
    <style:style style:name="P3" style:family="paragraph" style:parent-style-name="Text_20_body">
      <style:text-properties officeooo:rsid="000ecee1" officeooo:paragraph-rsid="000ecee1"/>
    </style:style>
    <style:style style:name="P4" style:family="paragraph" style:parent-style-name="Text_20_body">
      <style:text-properties officeooo:rsid="000ecee1" officeooo:paragraph-rsid="00119a5d"/>
    </style:style>
    <style:style style:name="P5" style:family="paragraph" style:parent-style-name="Text_20_body">
      <style:text-properties officeooo:rsid="001353f4" officeooo:paragraph-rsid="001353f4"/>
    </style:style>
    <style:style style:name="P6" style:family="paragraph" style:parent-style-name="Text_20_body">
      <style:text-properties fo:font-style="italic" officeooo:rsid="00172324" officeooo:paragraph-rsid="00172324" style:font-style-asian="italic" style:font-style-complex="italic"/>
    </style:style>
    <style:style style:name="P7" style:family="paragraph" style:parent-style-name="Text_20_body">
      <style:text-properties fo:font-style="italic" officeooo:rsid="0027ce97" officeooo:paragraph-rsid="0027ce97" style:font-style-asian="italic" style:font-style-complex="italic"/>
    </style:style>
    <style:style style:name="P8"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9" style:family="paragraph" style:parent-style-name="Text_20_body">
      <style:text-properties fo:font-style="italic" officeooo:rsid="003df892" officeooo:paragraph-rsid="003df892" style:font-style-asian="italic" style:font-style-complex="italic"/>
    </style:style>
    <style:style style:name="P10" style:family="paragraph" style:parent-style-name="Text_20_body">
      <style:text-properties officeooo:rsid="001ac544" officeooo:paragraph-rsid="00228d71"/>
    </style:style>
    <style:style style:name="P11" style:family="paragraph" style:parent-style-name="Text_20_body">
      <style:text-properties officeooo:rsid="00228d71" officeooo:paragraph-rsid="00228d71"/>
    </style:style>
    <style:style style:name="P12" style:family="paragraph" style:parent-style-name="Text_20_body">
      <style:text-properties officeooo:rsid="0027ce97" officeooo:paragraph-rsid="0027ce97"/>
    </style:style>
    <style:style style:name="P13" style:family="paragraph" style:parent-style-name="Text_20_body">
      <style:paragraph-properties fo:text-align="start" style:justify-single-word="false"/>
      <style:text-properties officeooo:paragraph-rsid="00306922"/>
    </style:style>
    <style:style style:name="P14" style:family="paragraph" style:parent-style-name="Text_20_body">
      <style:text-properties officeooo:paragraph-rsid="00306922"/>
    </style:style>
    <style:style style:name="P15" style:family="paragraph" style:parent-style-name="Text_20_body">
      <style:text-properties officeooo:paragraph-rsid="003be999"/>
    </style:style>
    <style:style style:name="P16" style:family="paragraph" style:parent-style-name="Text_20_body">
      <style:text-properties officeooo:rsid="0052a4d6" officeooo:paragraph-rsid="00545b71"/>
    </style:style>
    <style:style style:name="P17" style:family="paragraph" style:parent-style-name="Text_20_body">
      <style:text-properties officeooo:rsid="00597454" officeooo:paragraph-rsid="00597454"/>
    </style:style>
    <style:style style:name="P18" style:family="paragraph" style:parent-style-name="Text_20_body">
      <style:text-properties officeooo:rsid="0059e290" officeooo:paragraph-rsid="0059e290"/>
    </style:style>
    <style:style style:name="P19" style:family="paragraph" style:parent-style-name="Text_20_body">
      <style:text-properties officeooo:rsid="005b772d" officeooo:paragraph-rsid="005b772d"/>
    </style:style>
    <style:style style:name="P20" style:family="paragraph" style:parent-style-name="Text_20_body">
      <style:text-properties officeooo:rsid="005b772d" officeooo:paragraph-rsid="005d669c"/>
    </style:style>
    <style:style style:name="P21" style:family="paragraph" style:parent-style-name="Text_20_body">
      <style:text-properties officeooo:rsid="00645a57" officeooo:paragraph-rsid="00645a57"/>
    </style:style>
    <style:style style:name="P22" style:family="paragraph" style:parent-style-name="Text_20_body">
      <style:text-properties officeooo:rsid="0018fdff" officeooo:paragraph-rsid="0018fdff"/>
    </style:style>
    <style:style style:name="P23" style:family="paragraph" style:parent-style-name="Text_20_body">
      <style:text-properties officeooo:rsid="00d70136" officeooo:paragraph-rsid="00d70136"/>
    </style:style>
    <style:style style:name="P24" style:family="paragraph" style:parent-style-name="Text_20_body">
      <style:text-properties officeooo:rsid="00d88ba5" officeooo:paragraph-rsid="00d88ba5"/>
    </style:style>
    <style:style style:name="P25" style:family="paragraph" style:parent-style-name="Text_20_body">
      <style:text-properties officeooo:rsid="00e13738" officeooo:paragraph-rsid="00e13738"/>
    </style:style>
    <style:style style:name="P26" style:family="paragraph" style:parent-style-name="Text_20_body">
      <style:text-properties officeooo:rsid="00e3a785" officeooo:paragraph-rsid="00e3a785"/>
    </style:style>
    <style:style style:name="P27" style:family="paragraph" style:parent-style-name="Text_20_body">
      <style:text-properties officeooo:rsid="00e55a3e" officeooo:paragraph-rsid="00e55a3e"/>
    </style:style>
    <style:style style:name="P28" style:family="paragraph" style:parent-style-name="Text_20_body">
      <style:text-properties officeooo:rsid="00e55a3e" officeooo:paragraph-rsid="00eb3462"/>
    </style:style>
    <style:style style:name="P29" style:family="paragraph" style:parent-style-name="Text_20_body">
      <style:text-properties officeooo:rsid="00fc0e03" officeooo:paragraph-rsid="00fc0e03"/>
    </style:style>
    <style:style style:name="P30"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31" style:family="paragraph" style:parent-style-name="Text_20_body">
      <style:text-properties fo:color="#00508f" style:font-name="Ubuntu Mono1" fo:font-size="13pt" fo:font-weight="bold" officeooo:rsid="000ecee1" officeooo:paragraph-rsid="000ecee1" style:font-size-asian="13pt" style:font-weight-asian="bold" style:font-size-complex="13pt" style:font-weight-complex="bold"/>
    </style:style>
    <style:style style:name="P32" style:family="paragraph" style:parent-style-name="Text_20_body">
      <style:text-properties officeooo:rsid="00fc3c98" officeooo:paragraph-rsid="00ff8e2d"/>
    </style:style>
    <style:style style:name="P33" style:family="paragraph" style:parent-style-name="Text_20_body">
      <style:text-properties officeooo:rsid="00ff8e2d" officeooo:paragraph-rsid="00ff8e2d"/>
    </style:style>
    <style:style style:name="P34" style:family="paragraph" style:parent-style-name="Text_20_body">
      <style:text-properties officeooo:rsid="01096621" officeooo:paragraph-rsid="01096621"/>
    </style:style>
    <style:style style:name="P35" style:family="paragraph" style:parent-style-name="Text_20_body">
      <style:text-properties officeooo:rsid="003c9e8d" officeooo:paragraph-rsid="011a1292"/>
    </style:style>
    <style:style style:name="P36" style:family="paragraph" style:parent-style-name="Text_20_body">
      <style:text-properties officeooo:rsid="004a62b8" officeooo:paragraph-rsid="0123cf51"/>
    </style:style>
    <style:style style:name="P37" style:family="paragraph" style:parent-style-name="Text_20_body">
      <style:text-properties officeooo:rsid="0041890d" officeooo:paragraph-rsid="011d9ddd"/>
    </style:style>
    <style:style style:name="P38" style:family="paragraph" style:parent-style-name="Standard">
      <style:text-properties officeooo:rsid="0144f8c4" officeooo:paragraph-rsid="0144f8c4"/>
    </style:style>
    <style:style style:name="P39" style:family="paragraph" style:parent-style-name="Text_20_body" style:list-style-name="L1">
      <style:text-properties officeooo:paragraph-rsid="0006f188"/>
    </style:style>
    <style:style style:name="P40" style:family="paragraph" style:parent-style-name="Text_20_body" style:list-style-name="L1">
      <style:text-properties officeooo:rsid="0006f188" officeooo:paragraph-rsid="0006f188"/>
    </style:style>
    <style:style style:name="P41" style:family="paragraph" style:parent-style-name="Text_20_body" style:list-style-name="L1">
      <style:text-properties officeooo:rsid="0006f188" officeooo:paragraph-rsid="00119a5d"/>
    </style:style>
    <style:style style:name="P42" style:family="paragraph" style:parent-style-name="Text_20_body">
      <style:text-properties officeooo:rsid="0006f188" officeooo:paragraph-rsid="0144f8c4"/>
    </style:style>
    <style:style style:name="P43"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44" style:family="paragraph" style:parent-style-name="Text_20_body">
      <style:text-properties fo:color="#00508f" style:font-name="Ubuntu Mono1" fo:font-size="13pt" fo:font-weight="bold" officeooo:rsid="0007c662" officeooo:paragraph-rsid="0145222b" style:font-size-asian="13pt" style:font-weight-asian="bold" style:font-size-complex="13pt" style:font-weight-complex="bold"/>
    </style:style>
    <style:style style:name="P45" style:family="paragraph" style:parent-style-name="Text_20_body">
      <style:text-properties fo:color="#00508f" style:font-name="Ubuntu Mono1" fo:font-size="13pt" fo:font-weight="bold" officeooo:rsid="0007c662" officeooo:paragraph-rsid="01477938" style:font-size-asian="13pt" style:font-weight-asian="bold" style:font-size-complex="13pt" style:font-weight-complex="bold"/>
    </style:style>
    <style:style style:name="P46"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47" style:family="paragraph" style:parent-style-name="Text_20_body">
      <style:text-properties fo:color="#00508f" style:font-name="Ubuntu Mono1" fo:font-size="13pt" fo:font-weight="bold" officeooo:rsid="00c4ba02" officeooo:paragraph-rsid="01585d64" style:font-size-asian="13pt" style:font-weight-asian="bold" style:font-size-complex="13pt" style:font-weight-complex="bold"/>
    </style:style>
    <style:style style:name="P48" style:family="paragraph" style:parent-style-name="Text_20_body">
      <style:text-properties fo:color="#00508f" style:font-name="Ubuntu Mono1" fo:font-size="13pt" fo:font-weight="bold" officeooo:rsid="01585d64" officeooo:paragraph-rsid="01585d64" style:font-size-asian="13pt" style:font-weight-asian="bold" style:font-size-complex="13pt" style:font-weight-complex="bold"/>
    </style:style>
    <style:style style:name="P49" style:family="paragraph" style:parent-style-name="Text_20_body">
      <style:text-properties fo:color="#00508f" style:font-name="Ubuntu Mono1" fo:font-size="13pt" fo:font-weight="bold" officeooo:rsid="01585d64" officeooo:paragraph-rsid="01787245" style:font-size-asian="13pt" style:font-weight-asian="bold" style:font-size-complex="13pt" style:font-weight-complex="bold"/>
    </style:style>
    <style:style style:name="P50" style:family="paragraph" style:parent-style-name="Text_20_body">
      <style:text-properties fo:color="#00508f" style:font-name="Ubuntu Mono1" fo:font-size="13pt" fo:font-weight="bold" officeooo:rsid="01787245" officeooo:paragraph-rsid="01787245" style:font-size-asian="13pt" style:font-weight-asian="bold" style:font-size-complex="13pt" style:font-weight-complex="bold"/>
    </style:style>
    <style:style style:name="P51" style:family="paragraph" style:parent-style-name="Text_20_body">
      <style:text-properties fo:color="#00508f" style:font-name="Ubuntu Mono1" fo:font-size="13pt" fo:font-weight="bold" officeooo:rsid="01787245" officeooo:paragraph-rsid="017a2649" style:font-size-asian="13pt" style:font-weight-asian="bold" style:font-size-complex="13pt" style:font-weight-complex="bold"/>
    </style:style>
    <style:style style:name="P52" style:family="paragraph" style:parent-style-name="Text_20_body" style:list-style-name="L1">
      <style:text-properties officeooo:rsid="0007c662" officeooo:paragraph-rsid="0007c662"/>
    </style:style>
    <style:style style:name="P53" style:family="paragraph" style:parent-style-name="Text_20_body" style:list-style-name="L1">
      <style:text-properties officeooo:rsid="00094a2a" officeooo:paragraph-rsid="00094a2a"/>
    </style:style>
    <style:style style:name="P54" style:family="paragraph" style:parent-style-name="Text_20_body" style:list-style-name="L3">
      <style:text-properties officeooo:rsid="00146a30" officeooo:paragraph-rsid="00146a30"/>
    </style:style>
    <style:style style:name="P55" style:family="paragraph" style:parent-style-name="Text_20_body" style:list-style-name="L3">
      <style:text-properties officeooo:rsid="0014d20f" officeooo:paragraph-rsid="0014d20f"/>
    </style:style>
    <style:style style:name="P56" style:family="paragraph" style:parent-style-name="Text_20_body" style:list-style-name="L4">
      <style:text-properties officeooo:rsid="002640e1" officeooo:paragraph-rsid="002640e1"/>
    </style:style>
    <style:style style:name="P57" style:family="paragraph" style:parent-style-name="Text_20_body" style:list-style-name="L4">
      <style:text-properties officeooo:rsid="0027ce97" officeooo:paragraph-rsid="004792bd"/>
    </style:style>
    <style:style style:name="P58" style:family="paragraph" style:parent-style-name="Text_20_body" style:list-style-name="L5">
      <style:text-properties officeooo:paragraph-rsid="011a1292"/>
    </style:style>
    <style:style style:name="P59" style:family="paragraph" style:parent-style-name="Text_20_body" style:list-style-name="L5">
      <style:text-properties officeooo:paragraph-rsid="011d9ddd"/>
    </style:style>
    <style:style style:name="P60" style:family="paragraph" style:parent-style-name="Text_20_body" style:list-style-name="L6">
      <style:text-properties officeooo:paragraph-rsid="0123cf51"/>
    </style:style>
    <style:style style:name="P61" style:family="paragraph" style:parent-style-name="Text_20_body" style:list-style-name="L6">
      <style:text-properties officeooo:rsid="004dac43" officeooo:paragraph-rsid="0123cf51"/>
    </style:style>
    <style:style style:name="P62" style:family="paragraph" style:parent-style-name="Text_20_body">
      <style:text-properties officeooo:paragraph-rsid="012e6778"/>
    </style:style>
    <style:style style:name="P63" style:family="paragraph" style:parent-style-name="Text_20_body">
      <style:text-properties officeooo:rsid="0144f8c4" officeooo:paragraph-rsid="0145222b"/>
    </style:style>
    <style:style style:name="P64" style:family="paragraph" style:parent-style-name="Text_20_body">
      <style:text-properties officeooo:paragraph-rsid="0144f8c4"/>
    </style:style>
    <style:style style:name="P65" style:family="paragraph" style:parent-style-name="Text_20_body">
      <style:text-properties officeooo:rsid="0145222b" officeooo:paragraph-rsid="0145222b"/>
    </style:style>
    <style:style style:name="P66" style:family="paragraph" style:parent-style-name="Text_20_body">
      <style:text-properties officeooo:rsid="0146649d" officeooo:paragraph-rsid="0146649d"/>
    </style:style>
    <style:style style:name="P67" style:family="paragraph" style:parent-style-name="Text_20_body">
      <style:text-properties style:font-name="Ubuntu Mono1" fo:font-size="13pt" fo:font-weight="bold" officeooo:rsid="00d5d221" officeooo:paragraph-rsid="01477938" style:font-size-asian="13pt" style:font-weight-asian="bold" style:font-size-complex="13pt" style:font-weight-complex="bold"/>
    </style:style>
    <style:style style:name="P68" style:family="paragraph" style:parent-style-name="Text_20_body">
      <style:text-properties style:font-name="Ubuntu Mono1" fo:font-size="13pt" fo:font-weight="bold" officeooo:rsid="00d5d221" officeooo:paragraph-rsid="017c0c24" style:font-size-asian="13pt" style:font-weight-asian="bold" style:font-size-complex="13pt" style:font-weight-complex="bold"/>
    </style:style>
    <style:style style:name="P69" style:family="paragraph" style:parent-style-name="Text_20_body">
      <style:text-properties officeooo:rsid="01477938" officeooo:paragraph-rsid="01477938"/>
    </style:style>
    <style:style style:name="P70" style:family="paragraph" style:parent-style-name="Text_20_body">
      <style:paragraph-properties fo:text-align="start" style:justify-single-word="false"/>
      <style:text-properties officeooo:paragraph-rsid="00306922"/>
    </style:style>
    <style:style style:name="P71" style:family="paragraph" style:parent-style-name="Text_20_body">
      <style:text-properties officeooo:rsid="00c4ba02" officeooo:paragraph-rsid="01585d64"/>
    </style:style>
    <style:style style:name="P72" style:family="paragraph" style:parent-style-name="Text_20_body">
      <style:text-properties officeooo:rsid="014aea3a" officeooo:paragraph-rsid="014aea3a"/>
    </style:style>
    <style:style style:name="P73" style:family="paragraph" style:parent-style-name="Text_20_body">
      <style:text-properties officeooo:paragraph-rsid="01530b18"/>
    </style:style>
    <style:style style:name="P74" style:family="paragraph" style:parent-style-name="Text_20_body">
      <style:text-properties officeooo:rsid="01573023" officeooo:paragraph-rsid="01573023"/>
    </style:style>
    <style:style style:name="P75" style:family="paragraph" style:parent-style-name="Text_20_body">
      <style:text-properties officeooo:rsid="01585d64" officeooo:paragraph-rsid="01585d64"/>
    </style:style>
    <style:style style:name="P76" style:family="paragraph" style:parent-style-name="Text_20_body">
      <style:text-properties officeooo:rsid="0158f821" officeooo:paragraph-rsid="0158f821"/>
    </style:style>
    <style:style style:name="P77" style:family="paragraph" style:parent-style-name="Text_20_body">
      <style:text-properties style:font-name="Liberation Mono" fo:font-weight="bold" officeooo:rsid="01585d64" officeooo:paragraph-rsid="01585d64" style:font-weight-asian="bold" style:font-weight-complex="bold"/>
    </style:style>
    <style:style style:name="P78" style:family="paragraph" style:parent-style-name="Text_20_body">
      <style:text-properties style:font-name="Liberation Mono" fo:font-weight="bold" officeooo:rsid="01585d64" officeooo:paragraph-rsid="0158f821" style:font-weight-asian="bold" style:font-weight-complex="bold"/>
    </style:style>
    <style:style style:name="P79" style:family="paragraph" style:parent-style-name="Text_20_body">
      <style:text-properties style:font-name="Liberation Mono" fo:font-weight="bold" officeooo:rsid="01585d64" officeooo:paragraph-rsid="015addf1" style:font-weight-asian="bold" style:font-weight-complex="bold"/>
    </style:style>
    <style:style style:name="P80" style:family="paragraph" style:parent-style-name="Text_20_body">
      <style:text-properties style:font-name="Liberation Mono" fo:font-weight="bold" officeooo:rsid="01585d64" officeooo:paragraph-rsid="015b5043" style:font-size-asian="10.5pt" style:font-weight-asian="bold" style:font-weight-complex="bold"/>
    </style:style>
    <style:style style:name="P81" style:family="paragraph" style:parent-style-name="Text_20_body">
      <style:text-properties style:font-name="Liberation Mono" fo:font-weight="bold" officeooo:rsid="01585d64" officeooo:paragraph-rsid="015e9c0a" style:font-size-asian="10.5pt" style:font-weight-asian="bold" style:font-weight-complex="bold"/>
    </style:style>
    <style:style style:name="P82" style:family="paragraph" style:parent-style-name="Text_20_body">
      <style:text-properties style:font-name="Liberation Mono" fo:font-weight="bold" officeooo:rsid="01585d64" officeooo:paragraph-rsid="0160debc" style:font-size-asian="10.5pt" style:font-weight-asian="bold" style:font-weight-complex="bold"/>
    </style:style>
    <style:style style:name="P83" style:family="paragraph" style:parent-style-name="Text_20_body">
      <style:text-properties style:font-name="Liberation Mono" fo:font-weight="bold" officeooo:rsid="01585d64" officeooo:paragraph-rsid="016316ef" style:font-size-asian="10.5pt" style:font-weight-asian="bold" style:font-weight-complex="bold"/>
    </style:style>
    <style:style style:name="P84" style:family="paragraph" style:parent-style-name="Text_20_body">
      <style:text-properties style:font-name="Liberation Mono" fo:font-weight="bold" officeooo:rsid="01585d64" officeooo:paragraph-rsid="0166d52f" style:font-size-asian="10.5pt" style:font-weight-asian="bold" style:font-weight-complex="bold"/>
    </style:style>
    <style:style style:name="P85" style:family="paragraph" style:parent-style-name="Text_20_body">
      <style:text-properties style:font-name="Liberation Mono" fo:font-weight="bold" officeooo:rsid="01585d64" officeooo:paragraph-rsid="01770202" style:font-size-asian="10.5pt" style:font-weight-asian="bold" style:font-weight-complex="bold"/>
    </style:style>
    <style:style style:name="P86" style:family="paragraph" style:parent-style-name="Text_20_body">
      <style:text-properties style:font-name="Liberation Mono" fo:font-weight="bold" officeooo:rsid="015e9c0a" officeooo:paragraph-rsid="015e9c0a" style:font-size-asian="10.5pt" style:font-weight-asian="bold" style:font-weight-complex="bold"/>
    </style:style>
    <style:style style:name="P87" style:family="paragraph" style:parent-style-name="Text_20_body">
      <style:text-properties style:font-name="Liberation Mono" fo:font-style="normal" fo:font-weight="bold" officeooo:rsid="01585d64" officeooo:paragraph-rsid="01770202" style:font-size-asian="10.5pt" style:font-style-asian="normal" style:font-weight-asian="bold" style:font-style-complex="normal" style:font-weight-complex="bold"/>
    </style:style>
    <style:style style:name="P88" style:family="paragraph" style:parent-style-name="Text_20_body">
      <style:text-properties style:font-name="Liberation Mono" fo:font-style="normal" fo:font-weight="bold" officeooo:rsid="01585d64" officeooo:paragraph-rsid="01787245" style:font-size-asian="10.5pt" style:font-style-asian="normal" style:font-weight-asian="bold" style:font-style-complex="normal" style:font-weight-complex="bold"/>
    </style:style>
    <style:style style:name="P89" style:family="paragraph" style:parent-style-name="Text_20_body">
      <style:text-properties officeooo:rsid="015addf1" officeooo:paragraph-rsid="015addf1"/>
    </style:style>
    <style:style style:name="P90" style:family="paragraph" style:parent-style-name="Text_20_body">
      <style:text-properties officeooo:rsid="015b076e" officeooo:paragraph-rsid="015b076e"/>
    </style:style>
    <style:style style:name="P91" style:family="paragraph" style:parent-style-name="Text_20_body" style:list-style-name="L8">
      <style:text-properties officeooo:rsid="015b5043" officeooo:paragraph-rsid="015b5043"/>
    </style:style>
    <style:style style:name="P92" style:family="paragraph" style:parent-style-name="Text_20_body">
      <style:text-properties officeooo:rsid="015b5043" officeooo:paragraph-rsid="015b5043"/>
    </style:style>
    <style:style style:name="P93" style:family="paragraph" style:parent-style-name="Text_20_body">
      <style:text-properties officeooo:rsid="015cfc62" officeooo:paragraph-rsid="015e51bc"/>
    </style:style>
    <style:style style:name="P94" style:family="paragraph" style:parent-style-name="Text_20_body">
      <style:text-properties officeooo:rsid="015e51bc" officeooo:paragraph-rsid="015e51bc"/>
    </style:style>
    <style:style style:name="P95" style:family="paragraph" style:parent-style-name="Text_20_body">
      <style:text-properties officeooo:rsid="015e9c0a" officeooo:paragraph-rsid="015e9c0a"/>
    </style:style>
    <style:style style:name="P96" style:family="paragraph" style:parent-style-name="Text_20_body">
      <style:text-properties officeooo:rsid="016007c0" officeooo:paragraph-rsid="016007c0"/>
    </style:style>
    <style:style style:name="P97" style:family="paragraph" style:parent-style-name="Text_20_body">
      <style:text-properties officeooo:rsid="0162d316" officeooo:paragraph-rsid="0162d316"/>
    </style:style>
    <style:style style:name="P98" style:family="paragraph" style:parent-style-name="Text_20_body">
      <style:text-properties officeooo:rsid="0162d316" officeooo:paragraph-rsid="016316ef"/>
    </style:style>
    <style:style style:name="P99" style:family="paragraph" style:parent-style-name="Text_20_body">
      <style:text-properties officeooo:rsid="0162d316" officeooo:paragraph-rsid="0166d52f"/>
    </style:style>
    <style:style style:name="P100" style:family="paragraph" style:parent-style-name="Text_20_body">
      <style:text-properties officeooo:rsid="0162d316" officeooo:paragraph-rsid="01770202"/>
    </style:style>
    <style:style style:name="P101" style:family="paragraph" style:parent-style-name="Text_20_body">
      <style:text-properties officeooo:rsid="016316ef" officeooo:paragraph-rsid="016316ef"/>
    </style:style>
    <style:style style:name="P102" style:family="paragraph" style:parent-style-name="Text_20_body">
      <style:text-properties officeooo:rsid="0164ff11" officeooo:paragraph-rsid="0166d52f"/>
    </style:style>
    <style:style style:name="P103" style:family="paragraph" style:parent-style-name="Text_20_body">
      <style:text-properties officeooo:rsid="0164ff11" officeooo:paragraph-rsid="01770202"/>
    </style:style>
    <style:style style:name="P104" style:family="paragraph" style:parent-style-name="Text_20_body">
      <style:text-properties officeooo:rsid="01707245" officeooo:paragraph-rsid="01707245"/>
    </style:style>
    <style:style style:name="P105" style:family="paragraph" style:parent-style-name="Text_20_body">
      <style:text-properties officeooo:rsid="0173db9d" officeooo:paragraph-rsid="01770202"/>
    </style:style>
    <style:style style:name="P106" style:family="paragraph" style:parent-style-name="Text_20_body">
      <style:text-properties officeooo:rsid="01787245" officeooo:paragraph-rsid="01787245"/>
    </style:style>
    <style:style style:name="P107" style:family="paragraph" style:parent-style-name="Text_20_body">
      <style:text-properties officeooo:rsid="01787245" officeooo:paragraph-rsid="017a2649"/>
    </style:style>
    <style:style style:name="P108" style:family="paragraph" style:parent-style-name="Text_20_body">
      <style:text-properties officeooo:paragraph-rsid="014aea3a"/>
    </style:style>
    <style:style style:name="P109" style:family="paragraph" style:parent-style-name="Text_20_body">
      <style:text-properties officeooo:rsid="00d46a18" officeooo:paragraph-rsid="01787245"/>
    </style:style>
    <style:style style:name="P110" style:family="paragraph" style:parent-style-name="Text_20_body">
      <style:text-properties officeooo:rsid="017a2649" officeooo:paragraph-rsid="017a2649"/>
    </style:style>
    <style:style style:name="P111" style:family="paragraph" style:parent-style-name="Text_20_body">
      <style:text-properties officeooo:paragraph-rsid="017c0c24"/>
    </style:style>
    <style:style style:name="P112" style:family="paragraph" style:parent-style-name="Text_20_body">
      <style:text-properties officeooo:rsid="0186c5b1" officeooo:paragraph-rsid="0186c5b1"/>
    </style:style>
    <style:style style:name="P113" style:family="paragraph" style:parent-style-name="Text_20_body">
      <style:text-properties officeooo:rsid="01876ff8" officeooo:paragraph-rsid="01876ff8"/>
    </style:style>
    <style:style style:name="P114" style:family="paragraph" style:parent-style-name="Text_20_body">
      <style:text-properties officeooo:rsid="01876ff8" officeooo:paragraph-rsid="01886b9b"/>
    </style:style>
    <style:style style:name="P115" style:family="paragraph" style:parent-style-name="Text_20_body">
      <style:text-properties officeooo:rsid="018a7043" officeooo:paragraph-rsid="018a7043"/>
    </style:style>
    <style:style style:name="P116" style:family="paragraph" style:parent-style-name="Text_20_body">
      <style:text-properties officeooo:rsid="018d09ab" officeooo:paragraph-rsid="018d09ab"/>
    </style:style>
    <style:style style:name="P117" style:family="paragraph" style:parent-style-name="Text_20_body" style:list-style-name="L9">
      <style:text-properties officeooo:paragraph-rsid="018d09ab"/>
    </style:style>
    <style:style style:name="P118" style:family="paragraph" style:parent-style-name="Text_20_body">
      <style:text-properties officeooo:paragraph-rsid="0195aac1"/>
    </style:style>
    <style:style style:name="P119" style:family="paragraph" style:parent-style-name="Text_20_body">
      <style:text-properties officeooo:rsid="0195aac1" officeooo:paragraph-rsid="0195aac1"/>
    </style:style>
    <style:style style:name="P120" style:family="paragraph" style:parent-style-name="Text_20_body">
      <style:text-properties officeooo:rsid="01975536" officeooo:paragraph-rsid="01975536"/>
    </style:style>
    <style:style style:name="P121" style:family="paragraph" style:parent-style-name="Text_20_body">
      <style:text-properties officeooo:rsid="01975536" officeooo:paragraph-rsid="01983944"/>
    </style:style>
    <style:style style:name="P122" style:family="paragraph" style:parent-style-name="Text_20_body" style:list-style-name="L2">
      <style:paragraph-properties fo:margin-top="0in" fo:margin-bottom="0in" loext:contextual-spacing="false"/>
      <style:text-properties fo:font-style="italic" officeooo:rsid="00ff8e2d" officeooo:paragraph-rsid="00ff8e2d" style:font-style-asian="italic" style:font-style-complex="italic"/>
    </style:style>
    <style:style style:name="P123" style:family="paragraph" style:parent-style-name="Heading_20_1">
      <style:text-properties officeooo:paragraph-rsid="011064d6"/>
    </style:style>
    <style:style style:name="P124" style:family="paragraph" style:parent-style-name="Heading_20_1">
      <style:text-properties officeooo:rsid="0144f8c4" officeooo:paragraph-rsid="0144f8c4"/>
    </style:style>
    <style:style style:name="P125" style:family="paragraph" style:parent-style-name="Heading_20_1">
      <style:text-properties officeooo:rsid="014aea3a" officeooo:paragraph-rsid="014aea3a"/>
    </style:style>
    <style:style style:name="P126" style:family="paragraph" style:parent-style-name="Heading_20_1">
      <style:text-properties officeooo:rsid="0186c5b1" officeooo:paragraph-rsid="0186c5b1"/>
    </style:style>
    <style:style style:name="P127" style:family="paragraph" style:parent-style-name="Title">
      <style:text-properties officeooo:rsid="014317d2" officeooo:paragraph-rsid="014317d2"/>
    </style:style>
    <style:style style:name="P128" style:family="paragraph" style:parent-style-name="Heading_20_2">
      <style:text-properties officeooo:rsid="00f324ef" officeooo:paragraph-rsid="00f324ef"/>
    </style:style>
    <style:style style:name="P129" style:family="paragraph" style:parent-style-name="Heading_20_2" style:list-style-name=""/>
    <style:style style:name="P130" style:family="paragraph" style:parent-style-name="Heading_20_2">
      <style:text-properties officeooo:paragraph-rsid="01787245"/>
    </style:style>
    <style:style style:name="P131" style:family="paragraph" style:parent-style-name="Heading_20_2">
      <style:paragraph-properties fo:break-before="page"/>
    </style:style>
    <style:style style:name="P132" style:family="paragraph" style:parent-style-name="Preformatted_20_Text" style:list-style-name="L1"/>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daf670" style:font-weight-asian="bold" style:font-weight-complex="bold"/>
    </style:style>
    <style:style style:name="T12" style:family="text">
      <style:text-properties fo:font-weight="bold" officeooo:rsid="010794f8" style:font-weight-asian="bold" style:font-weight-complex="bold"/>
    </style:style>
    <style:style style:name="T13" style:family="text">
      <style:text-properties fo:font-weight="bold" officeooo:rsid="003c9e8d" style:font-weight-asian="bold" style:font-weight-complex="bold"/>
    </style:style>
    <style:style style:name="T14" style:family="text">
      <style:text-properties fo:font-weight="bold" officeooo:rsid="004128f6" style:font-weight-asian="bold" style:font-weight-complex="bold"/>
    </style:style>
    <style:style style:name="T15" style:family="text">
      <style:text-properties fo:font-weight="bold" officeooo:rsid="013908cc" style:font-weight-asian="bold" style:font-weight-complex="bold"/>
    </style:style>
    <style:style style:name="T16" style:family="text">
      <style:text-properties fo:font-weight="bold" officeooo:rsid="01585d64" style:font-weight-asian="bold" style:font-weight-complex="bold"/>
    </style:style>
    <style:style style:name="T17" style:family="text">
      <style:text-properties fo:font-weight="bold" officeooo:rsid="015e51bc" style:font-weight-asian="bold" style:font-weight-complex="bold"/>
    </style:style>
    <style:style style:name="T18" style:family="text">
      <style:text-properties fo:font-weight="bold" officeooo:rsid="015e9c0a" style:font-weight-asian="bold" style:font-weight-complex="bold"/>
    </style:style>
    <style:style style:name="T19" style:family="text">
      <style:text-properties fo:font-weight="bold" officeooo:rsid="016316ef" style:font-weight-asian="bold" style:font-weight-complex="bold"/>
    </style:style>
    <style:style style:name="T20" style:family="text">
      <style:text-properties fo:font-weight="bold" officeooo:rsid="0166d52f" style:font-weight-asian="bold" style:font-weight-complex="bold"/>
    </style:style>
    <style:style style:name="T21" style:family="text">
      <style:text-properties officeooo:rsid="0007c662"/>
    </style:style>
    <style:style style:name="T22"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23" style:family="text">
      <style:text-properties officeooo:rsid="000b0635"/>
    </style:style>
    <style:style style:name="T24" style:family="text">
      <style:text-properties officeooo:rsid="000ecee1"/>
    </style:style>
    <style:style style:name="T25" style:family="text">
      <style:text-properties officeooo:rsid="00119a5d"/>
    </style:style>
    <style:style style:name="T26" style:family="text">
      <style:text-properties officeooo:rsid="00146a30"/>
    </style:style>
    <style:style style:name="T27" style:family="text">
      <style:text-properties style:font-name="Ubuntu Mono1" fo:font-size="14pt" officeooo:rsid="004128f6" style:font-size-asian="14pt" style:font-size-complex="14pt"/>
    </style:style>
    <style:style style:name="T28" style:family="text">
      <style:text-properties style:font-name="Ubuntu Mono1" fo:font-size="13pt" fo:font-weight="bold" style:font-size-asian="13pt" style:font-weight-asian="bold" style:font-size-complex="13pt" style:font-weight-complex="bold"/>
    </style:style>
    <style:style style:name="T29" style:family="text">
      <style:text-properties style:font-name="Ubuntu Mono1" fo:font-size="13pt" fo:font-weight="bold" officeooo:rsid="00119a5d" style:font-size-asian="13pt" style:font-weight-asian="bold" style:font-size-complex="13pt" style:font-weight-complex="bold"/>
    </style:style>
    <style:style style:name="T30" style:family="text">
      <style:text-properties style:font-name="Ubuntu Mono1" fo:font-size="13pt" fo:font-weight="bold" officeooo:rsid="00212cf9" style:font-size-asian="13pt" style:font-weight-asian="bold" style:font-size-complex="13pt" style:font-weight-complex="bold"/>
    </style:style>
    <style:style style:name="T31" style:family="text">
      <style:text-properties style:font-name="Ubuntu Mono1" fo:font-size="13pt" fo:font-weight="bold" officeooo:rsid="00228d71" style:font-size-asian="13pt" style:font-weight-asian="bold" style:font-size-complex="13pt" style:font-weight-complex="bold"/>
    </style:style>
    <style:style style:name="T32" style:family="text">
      <style:text-properties style:font-name="Ubuntu Mono1" fo:font-size="13pt" fo:font-weight="bold" officeooo:rsid="00306922" style:font-size-asian="13pt" style:font-weight-asian="bold" style:font-size-complex="13pt" style:font-weight-complex="bold"/>
    </style:style>
    <style:style style:name="T33" style:family="text">
      <style:text-properties style:font-name="Ubuntu Mono1" fo:font-size="13pt" fo:font-weight="bold" officeooo:rsid="0027ce97" style:font-size-asian="13pt" style:font-weight-asian="bold" style:font-size-complex="13pt" style:font-weight-complex="bold"/>
    </style:style>
    <style:style style:name="T34" style:family="text">
      <style:text-properties style:font-name="Ubuntu Mono1" fo:font-size="13pt" fo:font-weight="bold" officeooo:rsid="003d5ae3" style:font-size-asian="13pt" style:font-weight-asian="bold" style:font-size-complex="13pt" style:font-weight-complex="bold"/>
    </style:style>
    <style:style style:name="T35" style:family="text">
      <style:text-properties style:font-name="Ubuntu Mono1" fo:font-size="13pt" fo:font-weight="bold" officeooo:rsid="000ecee1" style:font-size-asian="13pt" style:font-weight-asian="bold" style:font-size-complex="13pt" style:font-weight-complex="bold"/>
    </style:style>
    <style:style style:name="T36" style:family="text">
      <style:text-properties style:font-name="Ubuntu Mono1" fo:font-size="13pt" fo:font-weight="bold" officeooo:rsid="005d669c" style:font-size-asian="13pt" style:font-weight-asian="bold" style:font-size-complex="13pt" style:font-weight-complex="bold"/>
    </style:style>
    <style:style style:name="T37" style:family="text">
      <style:text-properties style:font-name="Ubuntu Mono1" fo:font-size="13pt" fo:font-weight="bold" officeooo:rsid="00624356" style:font-size-asian="13pt" style:font-weight-asian="bold" style:font-size-complex="13pt" style:font-weight-complex="bold"/>
    </style:style>
    <style:style style:name="T38" style:family="text">
      <style:text-properties style:font-name="Ubuntu Mono1" fo:font-size="13pt" fo:font-weight="bold" officeooo:rsid="00d5d221" style:font-size-asian="13pt" style:font-weight-asian="bold" style:font-size-complex="13pt" style:font-weight-complex="bold"/>
    </style:style>
    <style:style style:name="T39" style:family="text">
      <style:text-properties style:font-name="Ubuntu Mono1" fo:font-size="13pt" fo:font-weight="bold" officeooo:rsid="014aea3a" style:font-size-asian="13pt" style:font-weight-asian="bold" style:font-size-complex="13pt" style:font-weight-complex="bold"/>
    </style:style>
    <style:style style:name="T40" style:family="text">
      <style:text-properties style:font-name="Ubuntu Mono1" fo:font-size="13pt" fo:font-weight="bold" officeooo:rsid="01585d64" style:font-size-asian="13pt" style:font-weight-asian="bold" style:font-size-complex="13pt" style:font-weight-complex="bold"/>
    </style:style>
    <style:style style:name="T41" style:family="text">
      <style:text-properties style:font-name="Ubuntu Mono1" fo:font-size="13pt" fo:font-weight="bold" officeooo:rsid="01787245" style:font-size-asian="13pt" style:font-weight-asian="bold" style:font-size-complex="13pt" style:font-weight-complex="bold"/>
    </style:style>
    <style:style style:name="T42" style:family="text">
      <style:text-properties style:font-name="Ubuntu Mono1" fo:font-size="13pt" fo:font-style="normal" fo:font-weight="bold" officeooo:rsid="00d5d221" style:font-size-asian="13pt" style:font-style-asian="normal" style:font-weight-asian="bold" style:font-size-complex="13pt" style:font-style-complex="normal" style:font-weight-complex="bold"/>
    </style:style>
    <style:style style:name="T43" style:family="text">
      <style:text-properties style:font-name="Ubuntu Mono1" fo:font-size="15pt" fo:font-weight="bold" officeooo:rsid="004128f6" style:font-size-asian="15pt" style:font-weight-asian="bold" style:font-size-complex="15pt" style:font-weight-complex="bold"/>
    </style:style>
    <style:style style:name="T44" style:family="text">
      <style:text-properties style:font-name="Ubuntu Mono1" fo:font-size="15pt" fo:font-style="italic" fo:font-weight="normal" officeooo:rsid="004128f6" style:font-size-asian="15pt" style:font-style-asian="italic" style:font-weight-asian="normal" style:font-size-complex="15pt" style:font-style-complex="italic" style:font-weight-complex="normal"/>
    </style:style>
    <style:style style:name="T45" style:family="text">
      <style:text-properties officeooo:rsid="0014d20f"/>
    </style:style>
    <style:style style:name="T46" style:family="text">
      <style:text-properties officeooo:rsid="00212cf9"/>
    </style:style>
    <style:style style:name="T47" style:family="text">
      <style:text-properties officeooo:rsid="002640e1"/>
    </style:style>
    <style:style style:name="T48" style:family="text">
      <style:text-properties officeooo:rsid="0027acd9"/>
    </style:style>
    <style:style style:name="T49" style:family="text">
      <style:text-properties officeooo:rsid="0027ce97"/>
    </style:style>
    <style:style style:name="T50" style:family="text">
      <style:text-properties officeooo:rsid="002bd3fd"/>
    </style:style>
    <style:style style:name="T51" style:family="text">
      <style:text-properties officeooo:rsid="002cf1cb"/>
    </style:style>
    <style:style style:name="T52" style:family="text">
      <style:text-properties officeooo:rsid="00306922"/>
    </style:style>
    <style:style style:name="T53" style:family="text">
      <style:text-properties fo:font-style="italic" style:font-style-asian="italic" style:font-style-complex="italic"/>
    </style:style>
    <style:style style:name="T54" style:family="text">
      <style:text-properties fo:font-style="italic" officeooo:rsid="00306922" style:font-style-asian="italic" style:font-style-complex="italic"/>
    </style:style>
    <style:style style:name="T55" style:family="text">
      <style:text-properties fo:font-style="italic" officeooo:rsid="0041890d" style:font-style-asian="italic" style:font-style-complex="italic"/>
    </style:style>
    <style:style style:name="T56" style:family="text">
      <style:text-properties fo:font-style="italic" officeooo:rsid="00545b71" style:font-style-asian="italic" style:font-style-complex="italic"/>
    </style:style>
    <style:style style:name="T57" style:family="text">
      <style:text-properties fo:font-style="italic" officeooo:rsid="000ecee1" style:font-style-asian="italic" style:font-style-complex="italic"/>
    </style:style>
    <style:style style:name="T58" style:family="text">
      <style:text-properties fo:font-style="italic" officeooo:rsid="00d877db" style:font-style-asian="italic" style:font-style-complex="italic"/>
    </style:style>
    <style:style style:name="T59" style:family="text">
      <style:text-properties fo:font-style="italic" officeooo:rsid="00daf670" style:font-style-asian="italic" style:font-style-complex="italic"/>
    </style:style>
    <style:style style:name="T60" style:family="text">
      <style:text-properties fo:font-style="italic" officeooo:rsid="00e03e80" style:font-style-asian="italic" style:font-style-complex="italic"/>
    </style:style>
    <style:style style:name="T61" style:family="text">
      <style:text-properties fo:font-style="italic" officeooo:rsid="00e20d98" style:font-style-asian="italic" style:font-style-complex="italic"/>
    </style:style>
    <style:style style:name="T62" style:family="text">
      <style:text-properties fo:font-style="italic" officeooo:rsid="00ff8e2d" style:font-style-asian="italic" style:font-style-complex="italic"/>
    </style:style>
    <style:style style:name="T63" style:family="text">
      <style:text-properties fo:font-style="italic" officeooo:rsid="010794f8" style:font-style-asian="italic" style:font-style-complex="italic"/>
    </style:style>
    <style:style style:name="T64" style:family="text">
      <style:text-properties fo:font-style="italic" officeooo:rsid="003d5ae3" style:font-style-asian="italic" style:font-style-complex="italic"/>
    </style:style>
    <style:style style:name="T65" style:family="text">
      <style:text-properties fo:font-style="italic" officeooo:rsid="003df892" style:font-style-asian="italic" style:font-style-complex="italic"/>
    </style:style>
    <style:style style:name="T66" style:family="text">
      <style:text-properties fo:font-style="italic" officeooo:rsid="003e3264" style:font-style-asian="italic" style:font-style-complex="italic"/>
    </style:style>
    <style:style style:name="T67" style:family="text">
      <style:text-properties fo:font-style="italic" officeooo:rsid="01376139" style:font-style-asian="italic" style:font-style-complex="italic"/>
    </style:style>
    <style:style style:name="T68" style:family="text">
      <style:text-properties fo:font-style="italic" officeooo:rsid="01585d64" style:font-style-asian="italic" style:font-style-complex="italic"/>
    </style:style>
    <style:style style:name="T69" style:family="text">
      <style:text-properties fo:font-style="italic" officeooo:rsid="015e51bc" style:font-style-asian="italic" style:font-style-complex="italic"/>
    </style:style>
    <style:style style:name="T70" style:family="text">
      <style:text-properties fo:font-style="italic" officeooo:rsid="016007c0" style:font-style-asian="italic" style:font-style-complex="italic"/>
    </style:style>
    <style:style style:name="T71" style:family="text">
      <style:text-properties fo:font-style="italic" officeooo:rsid="01769aaf" style:font-style-asian="italic" style:font-style-complex="italic"/>
    </style:style>
    <style:style style:name="T72" style:family="text">
      <style:text-properties fo:font-style="italic" officeooo:rsid="018d09ab" style:font-style-asian="italic" style:font-style-complex="italic"/>
    </style:style>
    <style:style style:name="T73" style:family="text">
      <style:text-properties fo:font-style="italic" officeooo:rsid="0195aac1" style:font-style-asian="italic" style:font-style-complex="italic"/>
    </style:style>
    <style:style style:name="T74" style:family="text">
      <style:text-properties fo:font-style="italic" officeooo:rsid="019a8e80"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15e9c0a" style:font-style-asian="italic" style:font-weight-asian="bold" style:font-style-complex="italic" style:font-weight-complex="bold"/>
    </style:style>
    <style:style style:name="T77" style:family="text">
      <style:text-properties officeooo:rsid="003903e1"/>
    </style:style>
    <style:style style:name="T78" style:family="text">
      <style:text-properties officeooo:rsid="003be999"/>
    </style:style>
    <style:style style:name="T79" style:family="text">
      <style:text-properties officeooo:rsid="003d5ae3"/>
    </style:style>
    <style:style style:name="T80" style:family="text">
      <style:text-properties officeooo:rsid="003df892"/>
    </style:style>
    <style:style style:name="T81" style:family="text">
      <style:text-properties officeooo:rsid="003e3264"/>
    </style:style>
    <style:style style:name="T82" style:family="text">
      <style:text-properties officeooo:rsid="004128f6"/>
    </style:style>
    <style:style style:name="T83" style:family="text">
      <style:text-properties officeooo:rsid="0041890d"/>
    </style:style>
    <style:style style:name="T84" style:family="text">
      <style:text-properties style:font-name="Liberation Sans"/>
    </style:style>
    <style:style style:name="T85" style:family="text">
      <style:text-properties style:font-name="Liberation Sans" fo:font-size="14pt" officeooo:rsid="004128f6" style:font-size-asian="14pt" style:font-size-complex="14pt"/>
    </style:style>
    <style:style style:name="T86" style:family="text">
      <style:text-properties style:font-name="Liberation Sans" fo:font-size="14pt" fo:font-style="normal" fo:font-weight="normal" officeooo:rsid="004128f6" style:font-size-asian="14pt" style:font-style-asian="normal" style:font-weight-asian="normal" style:font-size-complex="14pt" style:font-style-complex="normal" style:font-weight-complex="normal"/>
    </style:style>
    <style:style style:name="T87" style:family="text">
      <style:text-properties style:font-name="Liberation Sans" fo:font-size="12pt" officeooo:rsid="0041890d" style:font-size-asian="12pt" style:font-size-complex="12pt"/>
    </style:style>
    <style:style style:name="T88" style:family="text">
      <style:text-properties style:font-name="Liberation Sans" fo:font-size="12pt" fo:font-style="normal" fo:font-weight="normal" officeooo:rsid="0041890d" style:font-size-asian="12pt" style:font-style-asian="normal" style:font-weight-asian="normal" style:font-size-complex="12pt" style:font-style-complex="normal" style:font-weight-complex="normal"/>
    </style:style>
    <style:style style:name="T89" style:family="text">
      <style:text-properties style:font-name="Liberation Sans" fo:font-size="12pt" fo:font-style="normal" fo:font-weight="bold" officeooo:rsid="0041890d" style:font-size-asian="12pt" style:font-style-asian="normal" style:font-weight-asian="bold" style:font-size-complex="12pt" style:font-style-complex="normal" style:font-weight-complex="bold"/>
    </style:style>
    <style:style style:name="T90" style:family="text">
      <style:text-properties style:font-name="Liberation Sans" fo:font-size="12pt" fo:font-weight="bold" style:font-size-asian="12pt" style:font-weight-asian="bold" style:font-size-complex="12pt" style:font-weight-complex="bold"/>
    </style:style>
    <style:style style:name="T91" style:family="text">
      <style:text-properties officeooo:rsid="00476b3a"/>
    </style:style>
    <style:style style:name="T92" style:family="text">
      <style:text-properties officeooo:rsid="004792bd"/>
    </style:style>
    <style:style style:name="T93" style:family="text">
      <style:text-properties officeooo:rsid="004dac43"/>
    </style:style>
    <style:style style:name="T94" style:family="text">
      <style:text-properties officeooo:rsid="00545b71"/>
    </style:style>
    <style:style style:name="T95" style:family="text">
      <style:text-properties officeooo:rsid="0059e290"/>
    </style:style>
    <style:style style:name="T96" style:family="text">
      <style:text-properties officeooo:rsid="005ad3bb"/>
    </style:style>
    <style:style style:name="T97" style:family="text">
      <style:text-properties officeooo:rsid="005c6cd4"/>
    </style:style>
    <style:style style:name="T98" style:family="text">
      <style:text-properties officeooo:rsid="005d669c"/>
    </style:style>
    <style:style style:name="T99" style:family="text">
      <style:text-properties officeooo:rsid="006d9bda"/>
    </style:style>
    <style:style style:name="T100" style:family="text">
      <style:text-properties fo:font-style="normal" style:font-style-asian="normal" style:font-style-complex="normal"/>
    </style:style>
    <style:style style:name="T101" style:family="text">
      <style:text-properties fo:font-style="normal" officeooo:rsid="0041890d" style:font-style-asian="normal" style:font-style-complex="normal"/>
    </style:style>
    <style:style style:name="T102" style:family="text">
      <style:text-properties fo:font-style="normal" officeooo:rsid="0160debc" style:font-style-asian="normal" style:font-style-complex="normal"/>
    </style:style>
    <style:style style:name="T103" style:family="text">
      <style:text-properties fo:font-style="normal" officeooo:rsid="016007c0" style:font-style-asian="normal" style:font-style-complex="normal"/>
    </style:style>
    <style:style style:name="T104" style:family="text">
      <style:text-properties fo:font-style="normal" officeooo:rsid="0166d52f" style:font-style-asian="normal" style:font-style-complex="normal"/>
    </style:style>
    <style:style style:name="T105" style:family="text">
      <style:text-properties fo:font-style="normal" officeooo:rsid="01770202" style:font-style-asian="normal" style:font-style-complex="normal"/>
    </style:style>
    <style:style style:name="T106" style:family="text">
      <style:text-properties fo:font-style="normal" officeooo:rsid="01886b9b" style:font-style-asian="normal" style:font-style-complex="normal"/>
    </style:style>
    <style:style style:name="T107" style:family="text">
      <style:text-properties fo:font-style="normal" officeooo:rsid="018d09ab" style:font-style-asian="normal" style:font-style-complex="normal"/>
    </style:style>
    <style:style style:name="T108" style:family="text">
      <style:text-properties fo:font-style="normal" officeooo:rsid="018ec3a2" style:font-style-asian="normal" style:font-style-complex="normal"/>
    </style:style>
    <style:style style:name="T109" style:family="text">
      <style:text-properties fo:font-style="normal" officeooo:rsid="018f367d" style:font-style-asian="normal" style:font-style-complex="normal"/>
    </style:style>
    <style:style style:name="T110" style:family="text">
      <style:text-properties fo:font-style="normal" officeooo:rsid="01909542" style:font-style-asian="normal" style:font-style-complex="normal"/>
    </style:style>
    <style:style style:name="T111" style:family="text">
      <style:text-properties fo:font-style="normal" officeooo:rsid="01911b96" style:font-style-asian="normal" style:font-style-complex="normal"/>
    </style:style>
    <style:style style:name="T112" style:family="text">
      <style:text-properties fo:font-style="normal" officeooo:rsid="0195aac1" style:font-style-asian="normal" style:font-style-complex="normal"/>
    </style:style>
    <style:style style:name="T113" style:family="text">
      <style:text-properties fo:font-style="normal" officeooo:rsid="01983944" style:font-style-asian="normal" style:font-style-complex="normal"/>
    </style:style>
    <style:style style:name="T114" style:family="text">
      <style:text-properties fo:font-style="normal" officeooo:rsid="0199552c" style:font-style-asian="normal" style:font-style-complex="normal"/>
    </style:style>
    <style:style style:name="T115" style:family="text">
      <style:text-properties fo:font-style="normal" officeooo:rsid="019a8e80" style:font-style-asian="normal" style:font-style-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160debc" style:font-style-asian="normal" style:font-weight-asian="bold" style:font-style-complex="normal" style:font-weight-complex="bold"/>
    </style:style>
    <style:style style:name="T118" style:family="text">
      <style:text-properties fo:font-style="normal" fo:font-weight="bold" officeooo:rsid="016007c0" style:font-style-asian="normal" style:font-weight-asian="bold" style:font-style-complex="normal" style:font-weight-complex="bold"/>
    </style:style>
    <style:style style:name="T119" style:family="text">
      <style:text-properties fo:font-style="normal" fo:font-weight="bold" officeooo:rsid="0166d52f" style:font-style-asian="normal" style:font-weight-asian="bold" style:font-style-complex="normal" style:font-weight-complex="bold"/>
    </style:style>
    <style:style style:name="T120" style:family="text">
      <style:text-properties fo:font-style="normal" fo:font-weight="bold" officeooo:rsid="016316ef" style:font-style-asian="normal" style:font-weight-asian="bold" style:font-style-complex="normal" style:font-weight-complex="bold"/>
    </style:style>
    <style:style style:name="T121" style:family="text">
      <style:text-properties fo:font-style="normal" fo:font-weight="bold" officeooo:rsid="01770202" style:font-style-asian="normal" style:font-weight-asian="bold" style:font-style-complex="normal" style:font-weight-complex="bold"/>
    </style:style>
    <style:style style:name="T122" style:family="text">
      <style:text-properties officeooo:rsid="00d877db"/>
    </style:style>
    <style:style style:name="T123" style:family="text">
      <style:text-properties officeooo:rsid="00daf670"/>
    </style:style>
    <style:style style:name="T124" style:family="text">
      <style:text-properties officeooo:rsid="00e03e80"/>
    </style:style>
    <style:style style:name="T125" style:family="text">
      <style:text-properties officeooo:rsid="00e20d98"/>
    </style:style>
    <style:style style:name="T126" style:family="text">
      <style:text-properties officeooo:rsid="00eb3462"/>
    </style:style>
    <style:style style:name="T127" style:family="text">
      <style:text-properties officeooo:rsid="00f892d1"/>
    </style:style>
    <style:style style:name="T128" style:family="text">
      <style:text-properties officeooo:rsid="00fa4010"/>
    </style:style>
    <style:style style:name="T129" style:family="text">
      <style:text-properties fo:color="#00508f" fo:font-size="13pt" fo:font-weight="bold" style:font-size-asian="13pt" style:font-weight-asian="bold" style:font-size-complex="13pt" style:font-weight-complex="bold"/>
    </style:style>
    <style:style style:name="T130" style:family="text">
      <style:text-properties fo:color="#00508f" fo:font-size="13pt" fo:font-weight="bold" officeooo:rsid="0006f188" style:font-size-asian="13pt" style:font-weight-asian="bold" style:font-size-complex="13pt" style:font-weight-complex="bold"/>
    </style:style>
    <style:style style:name="T131" style:family="text">
      <style:text-properties fo:color="#00508f" style:font-name="Ubuntu Mono1" fo:font-size="13pt" fo:font-weight="bold" style:font-size-asian="13pt" style:font-weight-asian="bold" style:font-size-complex="13pt" style:font-weight-complex="bold"/>
    </style:style>
    <style:style style:name="T132" style:family="text">
      <style:text-properties fo:color="#00508f" style:font-name="Ubuntu Mono1" fo:font-size="13pt" fo:font-weight="bold" officeooo:rsid="003c9e8d" style:font-size-asian="13pt" style:font-weight-asian="bold" style:font-size-complex="13pt" style:font-weight-complex="bold"/>
    </style:style>
    <style:style style:name="T133" style:family="text">
      <style:text-properties fo:color="#00508f" style:font-name="Ubuntu Mono1" fo:font-size="13pt" fo:font-weight="bold" officeooo:rsid="003d5ae3" style:font-size-asian="13pt" style:font-weight-asian="bold" style:font-size-complex="13pt" style:font-weight-complex="bold"/>
    </style:style>
    <style:style style:name="T134" style:family="text">
      <style:text-properties fo:color="#00508f" style:font-name="Ubuntu Mono1" fo:font-size="13pt" fo:font-weight="bold" officeooo:rsid="005124a0" style:font-size-asian="13pt" style:font-weight-asian="bold" style:font-size-complex="13pt" style:font-weight-complex="bold"/>
    </style:style>
    <style:style style:name="T135" style:family="text">
      <style:text-properties fo:color="#00508f" style:font-name="Ubuntu Mono1" fo:font-size="13pt" fo:font-weight="bold" officeooo:rsid="004f8695" style:font-size-asian="13pt" style:font-weight-asian="bold" style:font-size-complex="13pt" style:font-weight-complex="bold"/>
    </style:style>
    <style:style style:name="T136" style:family="text">
      <style:text-properties fo:color="#00508f" style:font-name="Ubuntu Mono1" fo:font-size="13pt" fo:font-weight="bold" officeooo:rsid="013816b0" style:font-size-asian="13pt" style:font-weight-asian="bold" style:font-size-complex="13pt" style:font-weight-complex="bold"/>
    </style:style>
    <style:style style:name="T137" style:family="text">
      <style:text-properties fo:color="#00508f" style:font-name="Ubuntu Mono1" fo:font-size="13pt" fo:font-weight="bold" officeooo:rsid="0144f8c4" style:font-size-asian="13pt" style:font-weight-asian="bold" style:font-size-complex="13pt" style:font-weight-complex="bold"/>
    </style:style>
    <style:style style:name="T138" style:family="text">
      <style:text-properties fo:color="#00508f" style:font-name="Ubuntu Mono1" fo:font-size="13pt" fo:font-weight="bold" officeooo:rsid="0007c662" style:font-size-asian="13pt" style:font-weight-asian="bold" style:font-size-complex="13pt" style:font-weight-complex="bold"/>
    </style:style>
    <style:style style:name="T139" style:family="text">
      <style:text-properties fo:color="#00508f" style:font-name="Ubuntu Mono1" fo:font-size="13pt" fo:font-weight="bold" officeooo:rsid="0145222b" style:font-size-asian="13pt" style:font-weight-asian="bold" style:font-size-complex="13pt" style:font-weight-complex="bold"/>
    </style:style>
    <style:style style:name="T140" style:family="text">
      <style:text-properties fo:color="#00508f" style:font-name="Ubuntu Mono1" fo:font-size="13pt" fo:font-weight="bold" officeooo:rsid="01585d64" style:font-size-asian="13pt" style:font-weight-asian="bold" style:font-size-complex="13pt" style:font-weight-complex="bold"/>
    </style:style>
    <style:style style:name="T141" style:family="text">
      <style:text-properties officeooo:rsid="00fd970a"/>
    </style:style>
    <style:style style:name="T142" style:family="text">
      <style:text-properties officeooo:rsid="00ff8e2d"/>
    </style:style>
    <style:style style:name="T143" style:family="text">
      <style:text-properties officeooo:rsid="01003cf6"/>
    </style:style>
    <style:style style:name="T144" style:family="text">
      <style:text-properties officeooo:rsid="010794f8"/>
    </style:style>
    <style:style style:name="T145" style:family="text">
      <style:text-properties officeooo:rsid="010b53f1"/>
    </style:style>
    <style:style style:name="T146" style:family="text">
      <style:text-properties officeooo:rsid="010f2743"/>
    </style:style>
    <style:style style:name="T147" style:family="text">
      <style:text-properties officeooo:rsid="003c9e8d"/>
    </style:style>
    <style:style style:name="T148" style:family="text">
      <style:text-properties officeooo:rsid="011a1292"/>
    </style:style>
    <style:style style:name="T149" style:family="text">
      <style:text-properties officeooo:rsid="0126d026"/>
    </style:style>
    <style:style style:name="T150" style:family="text">
      <style:text-properties officeooo:rsid="012a64ba"/>
    </style:style>
    <style:style style:name="T151" style:family="text">
      <style:text-properties officeooo:rsid="012e6778"/>
    </style:style>
    <style:style style:name="T152" style:family="text">
      <style:text-properties style:use-window-font-color="true" style:font-name="Ubuntu Mono1" fo:font-size="13pt" fo:font-weight="bold" officeooo:rsid="0007c662" style:font-size-asian="13pt" style:font-weight-asian="bold" style:font-size-complex="13pt" style:font-weight-complex="bold"/>
    </style:style>
    <style:style style:name="T153" style:family="text">
      <style:text-properties style:use-window-font-color="true" style:font-name="Ubuntu Mono1" fo:font-size="13pt" fo:font-weight="bold" officeooo:rsid="00d5d221" style:font-size-asian="13pt" style:font-weight-asian="bold" style:font-size-complex="13pt" style:font-weight-complex="bold"/>
    </style:style>
    <style:style style:name="T154" style:family="text">
      <style:text-properties style:use-window-font-color="true" style:font-name="Liberation Sans" fo:font-size="12pt" fo:font-weight="normal" style:font-size-asian="12pt" style:font-weight-asian="normal" style:font-size-complex="12pt" style:font-weight-complex="normal"/>
    </style:style>
    <style:style style:name="T155" style:family="text">
      <style:text-properties style:use-window-font-color="true" style:font-name="Liberation Sans" fo:font-size="12pt" fo:font-weight="normal" officeooo:rsid="0145222b" style:font-size-asian="12pt" style:font-weight-asian="normal" style:font-size-complex="12pt" style:font-weight-complex="normal"/>
    </style:style>
    <style:style style:name="T156" style:family="text">
      <style:text-properties style:use-window-font-color="true" style:font-name="Liberation Sans" fo:font-size="12pt" fo:font-weight="normal" officeooo:rsid="0146649d" style:font-size-asian="12pt" style:font-weight-asian="normal" style:font-size-complex="12pt" style:font-weight-complex="normal"/>
    </style:style>
    <style:style style:name="T157" style:family="text">
      <style:text-properties style:use-window-font-color="true" style:font-name="Liberation Sans" fo:font-size="12pt" fo:font-weight="normal" officeooo:rsid="014f630c" style:font-size-asian="12pt" style:font-weight-asian="normal" style:font-size-complex="12pt" style:font-weight-complex="normal"/>
    </style:style>
    <style:style style:name="T158" style:family="text">
      <style:text-properties style:use-window-font-color="true" style:font-name="Liberation Sans" fo:font-size="12pt" fo:font-weight="normal" officeooo:rsid="0150a6a1" style:font-size-asian="12pt" style:font-weight-asian="normal" style:font-size-complex="12pt" style:font-weight-complex="normal"/>
    </style:style>
    <style:style style:name="T159" style:family="text">
      <style:text-properties style:use-window-font-color="true" style:font-name="Liberation Sans" fo:font-size="12pt" fo:font-weight="normal" officeooo:rsid="017c0c24" style:font-size-asian="12pt" style:font-weight-asian="normal" style:font-size-complex="12pt" style:font-weight-complex="normal"/>
    </style:style>
    <style:style style:name="T160" style:family="text">
      <style:text-properties style:use-window-font-color="true" style:font-name="Liberation Sans" fo:font-size="12pt" fo:font-weight="normal" officeooo:rsid="0180ff60" style:font-size-asian="12pt" style:font-weight-asian="normal" style:font-size-complex="12pt" style:font-weight-complex="normal"/>
    </style:style>
    <style:style style:name="T161" style:family="text">
      <style:text-properties style:use-window-font-color="true" style:font-name="Liberation Sans" fo:font-size="12pt" fo:font-style="italic" fo:font-weight="normal" style:font-size-asian="12pt" style:font-style-asian="italic" style:font-weight-asian="normal" style:font-size-complex="12pt" style:font-style-complex="italic" style:font-weight-complex="normal"/>
    </style:style>
    <style:style style:name="T162" style:family="text">
      <style:text-properties style:use-window-font-color="true" style:font-name="Liberation Sans" fo:font-size="12pt" fo:font-style="italic" fo:font-weight="normal" officeooo:rsid="0146649d" style:font-size-asian="12pt" style:font-style-asian="italic" style:font-weight-asian="normal" style:font-size-complex="12pt" style:font-style-complex="italic" style:font-weight-complex="normal"/>
    </style:style>
    <style:style style:name="T163" style:family="text">
      <style:text-properties officeooo:rsid="013908cc"/>
    </style:style>
    <style:style style:name="T164" style:family="text">
      <style:text-properties officeooo:rsid="013e9920"/>
    </style:style>
    <style:style style:name="T165" style:family="text">
      <style:text-properties officeooo:rsid="014317d2"/>
    </style:style>
    <style:style style:name="T166" style:family="text">
      <style:text-properties officeooo:rsid="0144f8c4"/>
    </style:style>
    <style:style style:name="T167" style:family="text">
      <style:text-properties fo:font-weight="normal" officeooo:rsid="016316ef" style:font-weight-asian="normal" style:font-weight-complex="normal"/>
    </style:style>
    <style:style style:name="T168" style:family="text">
      <style:text-properties fo:font-weight="normal" officeooo:rsid="01770202" style:font-weight-asian="normal" style:font-weight-complex="normal"/>
    </style:style>
    <style:style style:name="T169" style:family="text">
      <style:text-properties officeooo:rsid="01477938"/>
    </style:style>
    <style:style style:name="T170" style:family="text">
      <style:text-properties officeooo:rsid="014ac846"/>
    </style:style>
    <style:style style:name="T171" style:family="text">
      <style:text-properties officeooo:rsid="014b0100"/>
    </style:style>
    <style:style style:name="T172" style:family="text">
      <style:text-properties officeooo:rsid="01585d64"/>
    </style:style>
    <style:style style:name="T173" style:family="text">
      <style:text-properties officeooo:rsid="0158f821"/>
    </style:style>
    <style:style style:name="T174" style:family="text">
      <style:text-properties style:font-name="Liberation Mono" fo:font-weight="bold" style:font-weight-asian="bold" style:font-weight-complex="bold"/>
    </style:style>
    <style:style style:name="T175" style:family="text">
      <style:text-properties style:font-name="Liberation Mono" fo:font-style="normal" fo:font-weight="bold" officeooo:rsid="01585d64" style:font-size-asian="10.5pt" style:font-style-asian="normal" style:font-weight-asian="bold" style:font-style-complex="normal" style:font-weight-complex="bold"/>
    </style:style>
    <style:style style:name="T176" style:family="text">
      <style:text-properties style:font-name="Liberation Mono" fo:font-style="normal" fo:font-weight="bold" officeooo:rsid="018d09ab" style:font-style-asian="normal" style:font-weight-asian="bold" style:font-style-complex="normal" style:font-weight-complex="bold"/>
    </style:style>
    <style:style style:name="T177" style:family="text">
      <style:text-properties officeooo:rsid="015addf1"/>
    </style:style>
    <style:style style:name="T178" style:family="text">
      <style:text-properties fo:color="#ed1c24"/>
    </style:style>
    <style:style style:name="T179" style:family="text">
      <style:text-properties fo:color="#ed1c24" officeooo:rsid="0158f821"/>
    </style:style>
    <style:style style:name="T180" style:family="text">
      <style:text-properties officeooo:rsid="015b076e"/>
    </style:style>
    <style:style style:name="T181" style:family="text">
      <style:text-properties officeooo:rsid="015b5043"/>
    </style:style>
    <style:style style:name="T182" style:family="text">
      <style:text-properties officeooo:rsid="015e51bc"/>
    </style:style>
    <style:style style:name="T183" style:family="text">
      <style:text-properties officeooo:rsid="015e9c0a"/>
    </style:style>
    <style:style style:name="T184" style:family="text">
      <style:text-properties officeooo:rsid="0160debc"/>
    </style:style>
    <style:style style:name="T185" style:family="text">
      <style:text-properties officeooo:rsid="016316ef"/>
    </style:style>
    <style:style style:name="T186" style:family="text">
      <style:text-properties officeooo:rsid="0164ff11"/>
    </style:style>
    <style:style style:name="T187" style:family="text">
      <style:text-properties officeooo:rsid="0166d52f"/>
    </style:style>
    <style:style style:name="T188" style:family="text">
      <style:text-properties officeooo:rsid="0167aa8c"/>
    </style:style>
    <style:style style:name="T189" style:family="text">
      <style:text-properties officeooo:rsid="01769aaf"/>
    </style:style>
    <style:style style:name="T190" style:family="text">
      <style:text-properties officeooo:rsid="01770202"/>
    </style:style>
    <style:style style:name="T191" style:family="text">
      <style:text-properties officeooo:rsid="01787245"/>
    </style:style>
    <style:style style:name="T192" style:family="text">
      <style:text-properties style:font-name="Ubuntu Mono1" officeooo:rsid="01787245"/>
    </style:style>
    <style:style style:name="T193" style:family="text">
      <style:text-properties officeooo:rsid="017b2291"/>
    </style:style>
    <style:style style:name="T194" style:family="text">
      <style:text-properties officeooo:rsid="01858cb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he GRUB <text:span text:style-name="T3">S</text:span>witch<text:line-break/>USB Device Firmware</text:p>
      <text:p text:style-name="P14">R<text:span text:style-name="T1">ue</text:span>diger Willenberg<text:line-break/><text:span text:style-name="T1">Version 1.0<text:line-break/>June</text:span> <text:span text:style-name="T165">14</text:span>, 2021<text:line-break/></text:p>
      <text:p text:style-name="P13"><text:span text:style-name="T52">This guide expects that you know how to use the Linux command-line in a console window and are familiar with commands to change directories, list files and start bash scripts. You might also need </text:span><text:span text:style-name="T54">super user</text:span><text:span text:style-name="T52"> access for some steps, so make sure you have </text:span><text:span text:style-name="T32">sudo</text:span><text:span text:style-name="T52"> rights.</text:span></text:p>
      <text:p text:style-name="P1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_Toc127_2547572596" text:style-name="Index_20_Link" text:visited-style-name="Index_20_Link">1 How to build the firmware yourself<text:tab/>3</text:a></text:p>
          <text:p text:style-name="P133"><text:a xlink:type="simple" xlink:href="#__RefHeading___Toc129_2547572596" text:style-name="Index_20_Link" text:visited-style-name="Index_20_Link">3 Configuring your boot choices<text:tab/>6</text:a></text:p>
          <text:p text:style-name="P134"><text:a xlink:type="simple" xlink:href="#__RefHeading___Toc2499_2401259301" text:style-name="Index_20_Link" text:visited-style-name="Index_20_Link">3.1 Extracting a list of GRUB menu entries<text:tab/>6</text:a></text:p>
          <text:p text:style-name="P134"><text:a xlink:type="simple" xlink:href="#__RefHeading___Toc2501_2401259301" text:style-name="Index_20_Link" text:visited-style-name="Index_20_Link">3.2 Selecting and ordering your boot choices<text:tab/>6</text:a></text:p>
          <text:p text:style-name="P134"><text:a xlink:type="simple" xlink:href="#__RefHeading___Toc2503_2401259301" text:style-name="Index_20_Link" text:visited-style-name="Index_20_Link">3.3 Storing hash values for boot choice authentication<text:tab/>8</text:a></text:p>
          <text:p text:style-name="P133"><text:a xlink:type="simple" xlink:href="#__RefHeading___Toc131_2547572596" text:style-name="Index_20_Link" text:visited-style-name="Index_20_Link">4 Adding GRUB Switch to your GRUB installation<text:tab/>9</text:a></text:p>
          <text:p text:style-name="P133"><text:a xlink:type="simple" xlink:href="#__RefHeading___Toc133_2547572596" text:style-name="Index_20_Link" text:visited-style-name="Index_20_Link">5 Method A to use GRUB Switch: Using regular USB flash drives for boot choice<text:tab/>10</text:a></text:p>
          <text:p text:style-name="P133"><text:a xlink:type="simple" xlink:href="#__RefHeading___Toc135_2547572596" text:style-name="Index_20_Link" text:visited-style-name="Index_20_Link">6 Method B to use GRUB Switch: Using hardware switches and a programmable USB board for boot choice<text:tab/>11</text:a></text:p>
          <text:p text:style-name="P134"><text:a xlink:type="simple" xlink:href="#__RefHeading___Toc137_2547572596" text:style-name="Index_20_Link" text:visited-style-name="Index_20_Link">6.1 Supported boards<text:tab/>11</text:a></text:p>
          <text:p text:style-name="P134"><text:a xlink:type="simple" xlink:href="#__RefHeading___Toc139_2547572596" text:style-name="Index_20_Link" text:visited-style-name="Index_20_Link">6.2 Programming the boards with GRUB Switch firmware<text:tab/>11</text:a></text:p>
          <text:p text:style-name="P134"><text:a xlink:type="simple" xlink:href="#__RefHeading___Toc147_2547572596" text:style-name="Index_20_Link" text:visited-style-name="Index_20_Link">6.3 Writing the GRUB Switch boot configuration onto your storage device<text:tab/>13</text:a></text:p>
          <text:p text:style-name="P134"><text:a xlink:type="simple" xlink:href="#__RefHeading___Toc299_2547572596" text:style-name="Index_20_Link" text:visited-style-name="Index_20_Link">6.4 Electrical connections to the GRUB Switch boards<text:tab/>14</text:a></text:p>
        </text:index-body>
      </text:table-of-content>
      <text:p text:style-name="P8"/>
      <text:h text:style-name="P126" text:outline-level="1">About the USB Storage Device firmware</text:h>
      <text:h text:style-name="Heading_20_2" text:outline-level="2">Licensing</text:h>
      <text:p text:style-name="P112">Our USB firmware was modified from code that <text:span text:style-name="T53">Atmel Corporation</text:span> open-sourced for the Application note <text:span text:style-name="T53">AVR273: USB Mass Storage Implementation on megaAVR with USB</text:span>.</text:p>
      <text:p text:style-name="P113">The majority of original code was left intact or only has minor modifications and is under an Atmel-specific “Use with attribution”-style license, whose only major restriction is that the code can only be used in connection with Atmel devices. It MAY NOT be ported to other microcontroller architectures from competing vendors.<text:line-break/><text:span text:style-name="T53">NOTE: Atmel has been part of Microchip Technology Inc. since 2016.</text:span></text:p>
      <text:p text:style-name="P113"><text:span text:style-name="T100">Only the source files added by The GRUB Switch project are under an MIT license:</text:span></text:p>
      <text:p text:style-name="P68"><text:span text:style-name="T100">2_usb_device/boards/*<text:line-break/><text:line-break/>2_usb_device/lib_mem/cf/bootfile_template.S<text:line-break/><text:line-break/>2_usb_device/lib_mem/cf/boot_choice.h<text:line-break/>2_usb_device/lib_mem/cf/boot_choice.c<text:line-break/><text:line-break/>2_usb_device/lib_mem/cf/fat12_data.h<text:line-break/>2_usb_device/lib_mem/cf/fat12_data.c</text:span></text:p>
      <text:h text:style-name="Heading_20_2" text:outline-level="2">Functionality</text:h>
      <text:p text:style-name="P115"><text:span text:style-name="T100">A board properly programmed the firmware appears as a flash drive on plugging it in. Specifically, it identifies as a drive with one FAT12 partition (the format used on old DOS floppy disks) with the minimum possibly capacity of 33792 bytes (66 sectors of 512 byte). This minimizes management effort and is perfectly sufficient for our purpose.</text:span></text:p>
      <text:p text:style-name="P115"><text:span text:style-name="T100">Files can not be randomly written to the drive, not even below that stated capacity. In fact, the drive will always show exactly 3 files:</text:span></text:p>
      <text:p text:style-name="P116"><text:span text:style-name="T42">.entries.txt</text:span><text:span text:style-name="T109"> <text:s/>is the only file that can actually be written, which is done to write a new boot configuration (a list </text:span><text:span text:style-name="T110">and order </text:span><text:span text:style-name="T109">of boot </text:span><text:span text:style-name="T110">choices or </text:span><text:span text:style-name="T109">entries </text:span><text:span text:style-name="T111">and some display parameters</text:span><text:span text:style-name="T109">) onto the board. </text:span><text:span text:style-name="T110">The data is stored in the chips EEPROM, which has 1KByte or 2 sectors of capacity. However, entry files can actually not be larger than 960 bytes (which is sufficient for all practical cases), as we reserve 64 bytes for other stored parameters.</text:span></text:p>
      <text:p text:style-name="P119"><text:span text:style-name="T110">W</text:span><text:span text:style-name="T100">ith an external pin, the board can be put into </text:span><text:span text:style-name="T53">Write Protect</text:span><text:span text:style-name="T100"> mode, and then even </text:span><text:span text:style-name="T42">.entries.txt</text:span><text:span text:style-name="T100"> is </text:span><text:span text:style-name="T53">read-only</text:span><text:span text:style-name="T100"> to protect the boot entries from tampering.</text:span></text:p>
      <text:p text:style-name="P115"><text:soft-page-break/><text:span text:style-name="T42">.bootpins.txt </text:span><text:span text:style-name="T107">is a read-only file that is generated on opening/reading and display the state of the boards boot choice pins, depending on the configured choice mode:</text:span></text:p>
      <text:list xml:id="list543466362" text:style-name="L9">
        <text:list-item>
          <text:p text:style-name="P117"><text:span text:style-name="T107">In </text:span><text:span text:style-name="T72">1-of-n mode</text:span><text:span text:style-name="T107">, which is the default, the file indicates with a 1 which pins have been tied to GND, the lowest one making the boot choice. The following example shows a situation where choice pin 3 has been connected:<text:line-break/></text:span><text:span text:style-name="T176">11-&gt;1: 00000000100</text:span></text:p>
        </text:list-item>
        <text:list-item>
          <text:p text:style-name="P117"><text:span text:style-name="T107">In </text:span><text:span text:style-name="T72">binary mode</text:span><text:span text:style-name="T107">, which can be </text:span><text:span text:style-name="T108">activated</text:span><text:span text:style-name="T107"> through another board pin, only the first 4 choice pins are sampled and connections are interpreted as powers-of-two 1,2,4,8. The following example shows a situation where the lower three pins have been connected to GND, resulting in a boot choice of 7:<text:line-break/></text:span><text:span text:style-name="T176">Binary pick: <text:s/>0111<text:line-break/></text:span></text:p>
        </text:list-item>
      </text:list>
      <text:p text:style-name="P120"><text:span text:style-name="T42">SWITCH.GRB</text:span><text:span text:style-name="T100"> is the only file that is not declared “hidden” by either FAT attributes (for Windows) or a leading period (for Linux). It is another </text:span><text:span text:style-name="T53">read-only</text:span><text:span text:style-name="T100">, dynamically generated file and it’s content depends on the boot choice pins, the choice mode and the content of </text:span><text:span text:style-name="T42">.entries.txt</text:span><text:span text:style-name="T100">. It can be sourced on boot by the GRUB infrastructure as a script and will set a new default GRUB menu entry and a menu wait time of 0 seconds, therefore forcing the GRUB menu choice. If boot choice pins indicate no connection (choice 0), the file is empty and the GRUB menu is not cut off.</text:span></text:p>
      <text:p text:style-name="P121"><text:span text:style-name="T100">As to make sure that the PC is not buffering </text:span><text:span text:style-name="T114">or caching </text:span><text:span text:style-name="T100">an old version of </text:span><text:span text:style-name="T42">SWITCH.GRB</text:span><text:span text:style-name="T100">, the board will disconnect from the USB host and reconnect right away </text:span><text:span text:style-name="T115">whenever a board pin changes state (including on change of the </text:span><text:span text:style-name="T74">Write Protect</text:span><text:span text:style-name="T115"> status)</text:span><text:span text:style-name="T100">, </text:span><text:span text:style-name="T113">forcing the PC to read the changed <text:s/></text:span><text:span text:style-name="T42">SWITCH.GRB</text:span></text:p>
      <text:p text:style-name="P120"><text:span text:style-name="T100"/></text:p>
      <text:p text:style-name="P118"><text:span text:style-name="T112">Because the file structure does not change except for the size of </text:span><text:span text:style-name="T42">.entries.txt</text:span><text:span text:style-name="T112">, almost the entire </text:span><text:span text:style-name="T73">File Allocation Table</text:span><text:span text:style-name="T112"> (FAT) is immutable and actually stored in code flash memory.</text:span><text:span text:style-name="T107"><text:line-break/></text:span></text:p>
      <text:p text:style-name="P115"><text:span text:style-name="T100"/></text:p>
      <text:p text:style-name="P114"><text:span text:style-name="T106"/></text:p>
      <text:h text:style-name="P124" text:outline-level="1"><text:bookmark-start text:name="__RefHeading___Toc127_2547572596"/>How to build the firmware yourself<text:bookmark-end text:name="__RefHeading___Toc127_2547572596"/></text:h>
      <text:h text:style-name="Heading_20_2" text:outline-level="2">Prerequisites</text:h>
      <text:p text:style-name="P42">The <text:span text:style-name="T166">device firmware</text:span> <text:span text:style-name="T166">is intended </text:span>to be <text:span text:style-name="T166">built with the free GNU toolchain under </text:span>Linux <text:span text:style-name="T170">(though it can be made to work on other OSes)</text:span>. <text:span text:style-name="T166">At the minimum, you need to install the packages for the GCC AVR compiler and the AVR standard libraries, for example under Ubuntu with</text:span></text:p>
      <text:p text:style-name="P42"><text:span text:style-name="T132">sudo apt-get install </text:span><text:span text:style-name="T137">gcc-avr</text:span></text:p>
      <text:p text:style-name="P64"><text:span text:style-name="T132">sudo apt-get install </text:span><text:span text:style-name="T137">avr-libc</text:span></text:p>
      <text:p text:style-name="P38">Further tools are needed to program various boards (see below)</text:p>
      <text:p text:style-name="P42"/>
      <text:p text:style-name="P42"><text:span text:style-name="T166">If you have not already downloaded the GRUB Switch repository itself, the</text:span>re are two ways to obtain <text:span text:style-name="T166">it</text:span>:</text:p>
      <text:list xml:id="list1085667827" text:style-name="L1">
        <text:list-item>
          <text:p text:style-name="P39"><text:span text:style-name="T4">Via </text:span><text:span text:style-name="T6">git</text:span><text:span text:style-name="T4"> </text:span><text:span text:style-name="T6">clone</text:span><text:span text:style-name="T4">:</text:span></text:p>
          <text:list>
            <text:list-item>
              <text:p text:style-name="P40">Go to your preferred working directory</text:p>
            </text:list-item>
            <text:list-item>
              <text:p text:style-name="P40">Clone the repository with</text:p>
              <text:p text:style-name="P132"><text:span text:style-name="T130">git clone <text:s/></text:span><text:span text:style-name="T129">https://github.com/rw-hsma-fpga/grub-switch.git</text:span><text:line-break/></text:p>
            </text:list-item>
            <text:list-item>
              <text:p text:style-name="P41">All GRUB Switch files are now available in <text:span text:style-name="T21">the path</text:span></text:p>
              <text:p text:style-name="P43">./grub-switch</text:p>
            </text:list-item>
          </text:list>
        </text:list-item>
        <text:list-item>
          <text:p text:style-name="P52">Via <text:span text:style-name="T5">download</text:span>:</text:p>
          <text:list>
            <text:list-item>
              <text:p text:style-name="P53">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53">Unzip <text:span text:style-name="T23">with</text:span> GUI-<text:span text:style-name="T23">tool</text:span> or <text:span text:style-name="T23">on the command line </text:span>with</text:p>
              <text:p text:style-name="P46">unzip grub-switch-master.zip</text:p>
            </text:list-item>
            <text:list-item>
              <text:p text:style-name="P41">All GRUB Switch files are now available in <text:span text:style-name="T21">the path</text:span></text:p>
              <text:p text:style-name="P43">./grub-switch-master</text:p>
            </text:list-item>
          </text:list>
        </text:list-item>
      </text:list>
      <text:p text:style-name="P62"><text:line-break/>All fu<text:span text:style-name="T151">rther examples will assume you are starting in the parent directory above </text:span><text:span text:style-name="T152">grub-switch</text:span></text:p>
      <text:h text:style-name="P129" text:outline-level="2"/>
      <text:h text:style-name="P131" text:outline-level="2">Building firmware images</text:h>
      <text:p text:style-name="P63"><text:span text:style-name="T154">The root directory for the device firmware can be </text:span><text:span text:style-name="T155">entered</text:span><text:span text:style-name="T154"> with </text:span></text:p>
      <text:p text:style-name="P63"><text:span text:style-name="T138">cd grub-switch/</text:span><text:span text:style-name="T139">2</text:span><text:span text:style-name="T138">_</text:span><text:span text:style-name="T139">usb device</text:span><text:span text:style-name="T138">/</text:span></text:p>
      <text:p text:style-name="P65"><text:span text:style-name="T154">For a first run at building the firmware, just call </text:span><text:span text:style-name="T161">make</text:span><text:span text:style-name="T154">:</text:span></text:p>
      <text:p text:style-name="P44">make</text:p>
      <text:p text:style-name="P65"><text:span text:style-name="T154">A successful run should </text:span><text:span text:style-name="T156">indicate that an image for the TEENSY20 (Teensy 2.0 board) has been built, as that is the default </text:span><text:span text:style-name="T157">set in</text:span><text:span text:style-name="T156"> the </text:span><text:span text:style-name="T162">Makefile</text:span><text:span text:style-name="T156">. Three files are being generated in the local directory: </text:span><text:span text:style-name="T160">A</text:span><text:span text:style-name="T156">n </text:span><text:span text:style-name="T162">ELF</text:span><text:span text:style-name="T156"> file, a file in </text:span><text:span text:style-name="T162">Intel Hex format</text:span><text:span text:style-name="T156"> and a memory map report. </text:span><text:span text:style-name="T159">Generally</text:span><text:span text:style-name="T158">, </text:span><text:span text:style-name="T153">*.hex</text:span><text:span text:style-name="T158"> files will be used for device programming:</text:span></text:p>
      <text:p text:style-name="P111"><text:span text:style-name="T38">GRUB_SWITCH_TEENSY20.elf<text:tab/>GRUB_SWITCH_TEENSY20.hex<text:line-break/>GRUB_SWITCH_TEENSY20.map</text:span></text:p>
      <text:p text:style-name="P73">Furthermore, all intermediate build files can be found in the <text:span text:style-name="T38">./build/</text:span> subdirectory. To remove all generated files <text:span text:style-name="T194">again </text:span>(including the ones in <text:span text:style-name="T38">./build/</text:span> ), call</text:p>
      <text:p text:style-name="P44">make clean</text:p>
      <text:p text:style-name="P66">To build for another target board, specify the <text:span text:style-name="T53">BOARD</text:span> parameter:</text:p>
      <text:p text:style-name="P45">make BOARD=TARGETBOARD</text:p>
      <text:p text:style-name="P69">The target board name is always a capitalized version of the corresponding board header file that can be found in <text:span text:style-name="T38">./boards/include/</text:span> . As an example, the header file for the <text:span text:style-name="T53">Arduino Micro</text:span> is <text:span text:style-name="T38">./boards/include/arduino_micro.h</text:span> and the image for it is built with</text:p>
      <text:p text:style-name="P45">make BOARD=ARDUINO_MICRO</text:p>
      <text:p text:style-name="P69">which generates</text:p>
      <text:p text:style-name="P67">GRUB_SWITCH_<text:span text:style-name="T169">ARDUINO_MICRO</text:span>.elf<text:tab/>GRUB_SWITCH_<text:span text:style-name="T169">ARDUINO_MICRO.</text:span>hex<text:line-break/>GRUB_SWITCH_<text:span text:style-name="T169">ARDUINO_MICRO</text:span>.map</text:p>
      <text:p text:style-name="P69">There is a bash script to auto-generate all images with corresponding headers in <text:span text:style-name="T38">./boards/includ</text:span><text:span text:style-name="T39">e/</text:span>, which can be called with</text:p>
      <text:p text:style-name="P45">./make_all_boards</text:p>
      <text:p text:style-name="P69">If you want to store the generated images as prebuilt images, you have to hand-copy them to the <text:span text:style-name="T38">./prebuilt_images/</text:span> directory with</text:p>
      <text:p text:style-name="P45">cp *.hex ./prebuilt_images</text:p>
      <text:p text:style-name="P69">Do not delete the <text:span text:style-name="T38">./prebuilt_images/</text:span> directory even when you want to re-generate all images, as it also holds bash scripts for programming the images onto the boards.</text:p>
      <text:h text:style-name="P125" text:outline-level="1"><text:bookmark-start text:name="__RefHeading___Toc129_2547572596"/>Adding a new board as a build target<text:bookmark-end text:name="__RefHeading___Toc129_2547572596"/></text:h>
      <text:p text:style-name="P72">The device firmware sources are designed to make it easy to add support for another new board with the <text:span text:style-name="T53">ATmega32u4</text:span> <text:span text:style-name="T171">chip</text:span>. <text:span text:style-name="T177">With proper information in the form of a schematic, you only need to copy, rename and modify one file and add a line to another. For both actions you should go to the </text:span><text:span text:style-name="T38">2_usb_device/boards/includ</text:span><text:span text:style-name="T40">e/</text:span><text:span text:style-name="T171"> path, for example with:</text:span></text:p>
      <text:p text:style-name="P71"><text:span text:style-name="T131">cd grub-switch/</text:span><text:span text:style-name="T140">2</text:span><text:span text:style-name="T131">_</text:span><text:span text:style-name="T140">usb</text:span><text:span text:style-name="T131">_</text:span><text:span text:style-name="T140">device</text:span><text:span text:style-name="T131">/</text:span><text:span text:style-name="T140">boards/include</text:span></text:p>
      <text:h text:style-name="Heading_20_2" text:outline-level="2">Making <text:span text:style-name="T172">a</text:span> board header <text:span text:style-name="T172">file and changing named tokens</text:span></text:h>
      <text:p text:style-name="P74">The best way to produce a valid header file for your board is to copy an existing file and modify it properly. <text:span text:style-name="T172">Let’s say you board is called </text:span><text:span text:style-name="T16">Foobar+</text:span><text:span text:style-name="T172"> and we’re using the </text:span><text:span text:style-name="T68">Arduino Micro</text:span><text:span text:style-name="T172"> header file as a template, then you start with</text:span></text:p>
      <text:p text:style-name="P47">cp arduino_micro.h foobar_plus.h</text:p>
      <text:p text:style-name="P75">Open the file with your favored text editor, for example</text:p>
      <text:p text:style-name="P48">nano foobar_plus.h</text:p>
      <text:p text:style-name="P75">You <text:span text:style-name="T173">s</text:span>hould <text:span text:style-name="T173">then </text:span>change all <text:span text:style-name="T173">capitalized mentions of ARDUINO_MICRO in tokens to capitalized FOOBAR_PLUS, so the following lines at various positions in the file</text:span></text:p>
      <text:p text:style-name="P77">#ifndef <text:span text:style-name="T178">ARDUINO_MICRO</text:span>_H<text:line-break/>#define <text:span text:style-name="T178">ARDUINO_MICRO</text:span>_H</text:p>
      <text:p text:style-name="P77">#ifdef TARGET_BOARD_<text:span text:style-name="T178">ARDUINO_MICRO</text:span></text:p>
      <text:p text:style-name="P77">#endif <text:s text:c="2"/>// TARGET_BOARD==<text:span text:style-name="T178">ARDUINO_MICRO</text:span><text:line-break/>#endif <text:s text:c="2"/>// <text:span text:style-name="T178">ARDUINO_MICRO</text:span>_H</text:p>
      <text:p text:style-name="P76">should turn into</text:p>
      <text:p text:style-name="P78">#ifndef <text:span text:style-name="T179">FOOBAR_PLUS</text:span>_H<text:line-break/>#define <text:span text:style-name="T179">FOOBAR_PLUS</text:span>_H</text:p>
      <text:p text:style-name="P79">#ifdef TARGET_BOARD_<text:span text:style-name="T179">FOOBAR_PLUS</text:span></text:p>
      <text:p text:style-name="P79">#endif <text:s text:c="2"/>// TARGET_BOARD==<text:span text:style-name="T179">FOOBAR_PLUS</text:span><text:line-break/>#endif <text:s text:c="2"/>// <text:span text:style-name="T179">FOOBAR_PLUS</text:span>_H</text:p>
      <text:p text:style-name="P89">The comments are not strictly necessary, <text:span text:style-name="T180">of course, it’s just proper code structure</text:span>.<text:line-break/></text:p>
      <text:h text:style-name="Heading_20_2" text:outline-level="2"><text:soft-page-break/>Adjusting the clock frequency (<text:span text:style-name="T180">relates to supply</text:span> voltage)</text:h>
      <text:p text:style-name="P90"><text:span text:style-name="T53">ATmega32u4</text:span> MCUs <text:span text:style-name="T181">serving as a</text:span> <text:span text:style-name="T181">USB device need one of two external crystals or oscillators:</text:span></text:p>
      <text:list xml:id="list2097738404" text:style-name="L8">
        <text:list-item>
          <text:p text:style-name="P91">If the chip is supplied with a <text:span text:style-name="T5">VCC</text:span> of <text:span text:style-name="T5">+5V</text:span>, it needs to be clocked with <text:span text:style-name="T5">16MHz</text:span></text:p>
        </text:list-item>
        <text:list-item>
          <text:p text:style-name="P91">If the chip is supplied with a <text:span text:style-name="T5">VCC</text:span> of <text:span text:style-name="T5">+3.3V</text:span>, it needs to be clocked with <text:span text:style-name="T5">8MHz</text:span></text:p>
        </text:list-item>
      </text:list>
      <text:p text:style-name="P92">There are no other combinations of supply voltage and external frequency that work. The internal oscillator in the <text:span text:style-name="T5">-RC</text:span> versions of the chip is not accurate enough for the USB timing.</text:p>
      <text:p text:style-name="P92">The chip sadly does not autodetect its environment and needs to be told which divider to use for its USB timing (therefore there are some boards like the <text:span text:style-name="T53">Pro Micro</text:span> that have almost identical 3V and 5V version, but they need this one different value in their firmware image.</text:p>
      <text:p text:style-name="P92">You need to set the <text:span text:style-name="T5">FOSC</text:span> macro in the header file to the proper clock value in <text:span text:style-name="T5">kHz</text:span>:</text:p>
      <text:p text:style-name="P80">#define FOSC <text:span text:style-name="T181">8000 </text:span><text:s text:c="3"/>// <text:span text:style-name="T181">for 8MHz clocking (VCC=+3.3V)</text:span></text:p>
      <text:p text:style-name="P92">or</text:p>
      <text:p text:style-name="P80">#define FOSC 16000 <text:s text:c="2"/>// <text:span text:style-name="T181">for 16MHz clocking (VCC=+5V)</text:span></text:p>
      <text:h text:style-name="Heading_20_2" text:outline-level="2">Pin assignments</text:h>
      <text:p text:style-name="P93"><text:span text:style-name="T53">ATmega32u4</text:span> names all it’s port pins with digital GPIO capability with letter/digit combinations <text:span text:style-name="T182">starting </text:span>from <text:span text:style-name="T17">PB0</text:span><text:span text:style-name="T182"> up to </text:span><text:span text:style-name="T17">PF7</text:span><text:span text:style-name="T182">. They are almost multiplexed with other pin functions, but a specific board will usually only expose those GPIO pins as I/O solder pads that are not required to operate as something else.</text:span></text:p>
      <text:p text:style-name="P93"><text:span text:style-name="T182">Every board will have a different set and order of exposed pins and it is up the header file writer to put the required </text:span><text:span text:style-name="T69">GRUB Switch</text:span><text:span text:style-name="T182"> functions into a practical order (if in doubt, look at the pinout assignments and switching diagrams for the already supported boards). The pads might also use other naming schemes, like the Arduino one, so you DO need a schematic to be sure which pad is connected to which MCU pin.</text:span></text:p>
      <text:p text:style-name="P94"><text:span text:style-name="T183">For each pin function we want to declare, w</text:span>e have defined a pair of macros <text:span text:style-name="T76">FUNCTION</text:span><text:span text:style-name="T18">_PORT</text:span> <text:span text:style-name="T183">and </text:span><text:span text:style-name="T76">FUNCTION</text:span><text:span text:style-name="T18">_PIN</text:span><text:span text:style-name="T183"> </text:span>that require you to <text:span text:style-name="T183">separately </text:span>specify the letter <text:span text:style-name="T183">(port)</text:span> and the digit <text:span text:style-name="T183">(pin)</text:span> of the assigned pin.</text:p>
      <text:p text:style-name="P104">All pins defined for input functions (pin level sampled by the firmware for some purpose) have a pull-up resistor activated so that they are by default a logical high-level (1). This way both input levels can be chosen by connecting it to <text:span text:style-name="T5">0V/GND</text:span> (0) or leaving it unconnected (1).</text:p>
      <text:h text:style-name="Heading_20_3" text:outline-level="3"><text:soft-page-break/>Setting the LED pin and active level</text:h>
      <text:p text:style-name="P94">Most boards have at least one LED that can be switched by a GPIO pin. Our firmware uses that LED to indicate the writing of a new boot configuration (which can take up to 2 seconds) and it also flashes briefly on USB power-up.</text:p>
      <text:p text:style-name="P95">On the <text:span text:style-name="T53">Arduino Micro</text:span>, the LED is connected to Pin <text:span text:style-name="T5">PC7</text:span>, so the definitions look like this:</text:p>
      <text:p text:style-name="P81">#define <text:span text:style-name="T183">LED_PORT <text:s/>C<text:line-break/></text:span>#define <text:span text:style-name="T183">LED_PIN <text:s text:c="2"/>7</text:span></text:p>
      <text:p text:style-name="P96">(The P for port is left out) You need to adjust this to the letter/number combination for your board’s LED port.</text:p>
      <text:p text:style-name="P95">Boards can also differ in whether the LED lights up on a high level (1) or a low level (0) output. On most boards, the former is true: The LED’s <text:span text:style-name="T53">anode</text:span> is connected to the pin, and the <text:span text:style-name="T53">cathode</text:span> is tied to <text:span text:style-name="T5">0V</text:span> (there’ll be a series resistor somewhere). But on some boards, the LED’s <text:span text:style-name="T53">cathode</text:span> is connected to the pin and the <text:span text:style-name="T53">anode</text:span> is tied to <text:span text:style-name="T5">VCC</text:span>. If that is the case, you need to add and extra definition</text:p>
      <text:p text:style-name="P86">#define LED_IS_LOW_ACTIVE</text:p>
      <text:p text:style-name="P95">and the firmware will make the proper adjustment.</text:p>
      <text:h text:style-name="Heading_20_3" text:outline-level="3">/WR_PROT and /BINARY_MODE pins</text:h>
      <text:p text:style-name="P96">Two other special pin functions are required for proper firmware operation.</text:p>
      <text:p text:style-name="P96">If the <text:span text:style-name="T116">/WR_PROT</text:span><text:span text:style-name="T53"> </text:span><text:span text:style-name="T100">pin is tied to </text:span><text:span text:style-name="T116">low-level/0V/GND</text:span><text:span text:style-name="T100">, the firmware doesn’t allow to overwrite the current boot configuration file. If it’s left unconnected, changing the boot configuration is possible. </text:span><text:span text:style-name="T102">Our </text:span><text:span text:style-name="T53">Arduino Micro</text:span><text:span text:style-name="T100"> </text:span><text:span text:style-name="T102">configuration uses </text:span><text:span text:style-name="T117">PF6</text:span><text:span text:style-name="T102">, so the macros are</text:span></text:p>
      <text:p text:style-name="P82">#define <text:span text:style-name="T184">WRPROT_PORT <text:s/>F<text:line-break/></text:span>#define <text:span text:style-name="T184">WRPROT_PIN <text:s text:c="2"/>6</text:span></text:p>
      <text:p text:style-name="P97">Adjust accordingly to your preferred Write-Protect pin.</text:p>
      <text:p text:style-name="P101">When the <text:span text:style-name="T5">/BINARY_MODE</text:span> pin is tied to <text:span text:style-name="T118">low-level/0V/GND</text:span>, the firmware interprets the first four <text:span text:style-name="T53">choice pins</text:span> (see below) as a binary number, therefore enabling boot choices from 0..15 (0x0..0xF). If the pin is unconnected, the firmware uses the default <text:span text:style-name="T53">1-of-n</text:span> mode. <text:span text:style-name="T102">Our </text:span><text:span text:style-name="T70">Arduino Micro</text:span><text:span text:style-name="T103"> </text:span><text:span text:style-name="T102">configuration uses </text:span><text:span text:style-name="T117">PF</text:span><text:span text:style-name="T116">1</text:span><text:span text:style-name="T102">, so the macros are</text:span></text:p>
      <text:p text:style-name="P83">#define <text:span text:style-name="T185">MODE_PORT <text:s/>F<text:line-break/></text:span>#define <text:span text:style-name="T185">MODE_PIN <text:s text:c="2"/>1</text:span></text:p>
      <text:p text:style-name="P98">Adjust accordingly to your preferred <text:span text:style-name="T185">Binary mode</text:span> pin.</text:p>
      <text:h text:style-name="Heading_20_3" text:outline-level="3"><text:soft-page-break/>Auxiliary low-level(0<text:span text:style-name="T186">V</text:span>) pins.</text:h>
      <text:p text:style-name="P102">It is often helpful to have the <text:span text:style-name="T118">/WR_PROT</text:span> and <text:span text:style-name="T19">/BINARY_MODE</text:span> pads neighbouring a <text:span text:style-name="T5">0V/GND</text:span> pad, so a jumper or a short solder bridge can be used to activate either function. However, GND pads are limited in number and this is not always feasible. We have therefore defined two macro pairs that make regular GPIO pins outputs that are permanently set to <text:span text:style-name="T118">low-level/0V</text:span>. They can then be used to tie <text:span text:style-name="T187">down the </text:span>mode pins, or even connect the <text:span text:style-name="T53">choice pins</text:span> (see below) t<text:span text:style-name="T187">o them</text:span> instead of to a real <text:span text:style-name="T20">0V/GND </text:span><text:span text:style-name="T187">pad. </text:span><text:span text:style-name="T102">Our </text:span><text:span text:style-name="T70">Arduino Micro</text:span><text:span text:style-name="T103"> </text:span><text:span text:style-name="T102">configuration uses </text:span><text:span text:style-name="T117">PF</text:span><text:span text:style-name="T119">7 </text:span><text:span text:style-name="T104">and </text:span><text:span text:style-name="T117">PF</text:span><text:span text:style-name="T119">0</text:span><text:span text:style-name="T102">, </text:span><text:span text:style-name="T104">which are indeed adjacent to </text:span><text:span text:style-name="T118">/WR_PROT</text:span><text:span text:style-name="T100"> and </text:span><text:span text:style-name="T120">/BINARY_MODE</text:span><text:span text:style-name="T100"> </text:span><text:span text:style-name="T104">on that board:</text:span></text:p>
      <text:p text:style-name="P84">#define <text:span text:style-name="T187">AUX0_PORT1 <text:s/>F<text:line-break/></text:span>#define <text:span text:style-name="T187">AUX0_PIN1 <text:s text:c="2"/>7</text:span></text:p>
      <text:p text:style-name="P84">#define <text:span text:style-name="T187">AUX0_PORT2 <text:s/>F<text:line-break/></text:span>#define <text:span text:style-name="T187">AUX0_PIN2 <text:s text:c="2"/>0</text:span></text:p>
      <text:p text:style-name="P99">Adjust accordingly to your pin<text:span text:style-name="T188">s</text:span>. <text:span text:style-name="T188">If you don’t need two such pins and are running out of otherwise unused MCU pins, you can even both declare them to the same location without any harm (the output direction and 0-value is just set twice).</text:span></text:p>
      <text:h text:style-name="Heading_20_3" text:outline-level="3">Choice pins</text:h>
      <text:p text:style-name="P105">Up to 11 pins can be declared to indicate boot choices <text:span text:style-name="T189">by tying them to </text:span><text:span text:style-name="T118">0V/GND</text:span><text:span text:style-name="T189">. For the default </text:span><text:span text:style-name="T71">1-of-n</text:span><text:span text:style-name="T189">-mode (</text:span><text:span text:style-name="T19">/BINARY_MODE </text:span><text:span text:style-name="T189">not active), the lowest-order pin tied to 0 indicated the boot choice; if no choice pin is connected, GRUB Switch goes to the GRUB menu. In </text:span><text:span text:style-name="T71">Binary mode</text:span><text:span text:style-name="T189"> (</text:span><text:span text:style-name="T19">/BINARY_MODE</text:span><text:span text:style-name="T167"> </text:span><text:span text:style-name="T168">tied to 0</text:span><text:span text:style-name="T189">), only the choice pins 1..4 are read and interpreted as powers of two 1,2,4,8 when they’re tied to GND.</text:span></text:p>
      <text:p text:style-name="P103"><text:span text:style-name="T102">Our </text:span><text:span text:style-name="T70">Arduino Micro</text:span><text:span text:style-name="T103"> </text:span><text:span text:style-name="T102">configuration uses </text:span><text:span text:style-name="T105">11 pads from</text:span><text:span text:style-name="T102"> </text:span><text:span text:style-name="T117">P</text:span><text:span text:style-name="T121">D1</text:span><text:span text:style-name="T119"> </text:span><text:span text:style-name="T105">to</text:span><text:span text:style-name="T104"> </text:span><text:span text:style-name="T117">P</text:span><text:span text:style-name="T121">D6</text:span><text:span text:style-name="T117"> </text:span><text:span text:style-name="T105">for these choice pins:</text:span></text:p>
      <text:p text:style-name="P85"><text:span text:style-name="T100">#define <text:s/>CHOICE_PORT1 <text:s text:c="6"/>D<text:line-break/>#define <text:s/>CHOICE_PIN1 <text:s text:c="7"/>1</text:span></text:p>
      <text:p text:style-name="P103"><text:span text:style-name="T175">#define <text:s/>CHOICE_PORT2 <text:s text:c="6"/>D<text:line-break/>#define <text:s/>CHOICE_PIN2 <text:s text:c="7"/>0</text:span><text:span text:style-name="T105"><text:line-break/>[…]<text:line-break/></text:span><text:span text:style-name="T175">#define <text:s/>CHOICE_PORT10 <text:s text:c="5"/>B<text:line-break/>#define <text:s/>CHOICE_PIN10 <text:s text:c="6"/>7</text:span></text:p>
      <text:p text:style-name="P87">#define <text:s/>CHOICE_PORT11 <text:s text:c="5"/>D<text:line-break/>#define <text:s/>CHOICE_PIN11 <text:s text:c="6"/>6</text:p>
      <text:p text:style-name="P100"><text:soft-page-break/>Adjust accordingly to your <text:span text:style-name="T190">board’s pad order. If not enough pins or pads are free for 11 choices, all the upper choices can be assigned to the same pin with no harm (it should of course be unconnected, and all these choices will then never be selected).</text:span></text:p>
      <text:p text:style-name="P108">We recommend again to look at the connection patterns and assignments for the boards that are already supported for inspiration. They can be found in the <text:span text:style-name="T5">Quickstart.pdf</text:span> as well as in the form of ASCII text files in the <text:span text:style-name="T38">./boards/ </text:span>directory.</text:p>
      <text:p text:style-name="P106">When all the modifications have been made and checked again, you can save the new header file.</text:p>
      <text:h text:style-name="P130" text:outline-level="2"><text:bookmark-start text:name="__RefHeading___Toc2499_2401259301"/><text:span text:style-name="T191">Add header file to </text:span><text:span text:style-name="T192">boards.h</text:span><text:bookmark-end text:name="__RefHeading___Toc2499_2401259301"/></text:h>
      <text:p text:style-name="P109"><text:span text:style-name="T191">Open the existing file </text:span><text:span text:style-name="T38">2_usb_device/boards/includ</text:span><text:span text:style-name="T40">e/</text:span><text:span text:style-name="T41">boards.h </text:span><text:span text:style-name="T191">with your favourite text editor, e.g. <text:s text:c="2"/></text:span></text:p>
      <text:p text:style-name="P49">nano <text:span text:style-name="T191">boards</text:span>.h</text:p>
      <text:p text:style-name="P109"><text:span text:style-name="T191">and add your new header file to the list of includes, for example</text:span></text:p>
      <text:p text:style-name="P88">#include "boards/include/<text:span text:style-name="T178">foobar_plus</text:span>.h"</text:p>
      <text:p text:style-name="P109"><text:span text:style-name="T191">Save and close the file. The adding process is finished. After returning to the </text:span><text:span text:style-name="T38">2_usb_device</text:span><text:span text:style-name="T191"> directory with</text:span></text:p>
      <text:p text:style-name="P50">cd ../../</text:p>
      <text:p text:style-name="P106">it should now be possible to compile the new firmware by specifying the new board code in capitalized form, for example</text:p>
      <text:p text:style-name="P50">make BOARD=<text:span text:style-name="T178">FOOBAR_PLUS</text:span></text:p>
      <text:p text:style-name="P107">which will produce the requisite ELF, HEX and MAP files. Because o<text:span text:style-name="T193">u</text:span>r bash script parses the <text:span text:style-name="T28">boards.h</text:span> file, calling </text:p>
      <text:p text:style-name="P51">./make_all_boards</text:p>
      <text:p text:style-name="P110">will also include <text:span text:style-name="T193">a </text:span>build <text:span text:style-name="T193">for </text:span>the new board’s firmware image.</text:p>
      <text:p text:style-name="P109"/>
      <text:h text:style-name="Heading_20_1" text:outline-level="1"><text:bookmark-start text:name="__RefHeading___Toc2501_2401259301"/><text:span text:style-name="T127">Selecting</text:span> and ordering your boot choices<text:bookmark-end text:name="__RefHeading___Toc2501_2401259301"/></text:h>
      <text:p text:style-name="P23">Choose menu option <text:span text:style-name="T5">2</text:span> to <text:span text:style-name="T122">start the actual </text:span><text:span text:style-name="T58">GRUB Switch</text:span><text:span text:style-name="T122"> configuration.</text:span></text:p>
      <text:p text:style-name="P24">The tool will show a complete list of boot choices in the order extracted from the GRUB configuration. <text:span text:style-name="T123">Moving up and down with the cursor keys, you can use number keys (and the hexadecimal letters </text:span><text:span text:style-name="T11">a</text:span><text:span text:style-name="T123"> to </text:span><text:span text:style-name="T11">f</text:span><text:span text:style-name="T123"> representing 10..15) to assign choices a position in the </text:span><text:span text:style-name="T59">GRUB Switch</text:span><text:span text:style-name="T123"> selection order.</text:span></text:p>
      <text:p text:style-name="P24"><text:line-break/><text:span text:style-name="T124">Not all entries have to be chosen and assigned a numerical position. The </text:span><text:span text:style-name="T60">Enter</text:span><text:span text:style-name="T124"> key continues to the next screen.</text:span></text:p>
      <text:p text:style-name="P25">The next screen <text:span text:style-name="T125">shows the selected choices and position assignments. They can be confirmed with the </text:span><text:span text:style-name="T61">Enter</text:span><text:span text:style-name="T125"> key; the </text:span><text:span text:style-name="T61">Backspace</text:span><text:span text:style-name="T125"> key returns to the previous screen for further changes.</text:span></text:p>
      <text:p text:style-name="P25"/>
      <text:p text:style-name="P23"/>
      <text:p text:style-name="P23"/>
      <text:p text:style-name="P23"/>
      <text:p text:style-name="P23"/>
      <text:p text:style-name="P26">It is possible to display the chosen boot option for a number of seconds, which can be adjusted in the next tool screen. If you keep or set the value to 0 seconds, there will be no choice display. The operating system selected by <text:span text:style-name="T53">GRUB Switch</text:span> will be booted instantly.</text:p>
      <text:p text:style-name="P26"/>
      <text:p text:style-name="P26"/>
      <text:p text:style-name="P26"/>
      <text:p text:style-name="P26"/>
      <text:p text:style-name="P26"/>
      <text:p text:style-name="P26"/>
      <text:p text:style-name="P26"/>
      <text:p text:style-name="P26"/>
      <text:p text:style-name="P26"/>
      <text:p text:style-name="P26"/>
      <text:p text:style-name="P28"><text:soft-page-break/>The last configuration screen allows <text:span text:style-name="T126">c</text:span>hoos<text:span text:style-name="T126">ing</text:span> a highlight color (foreground/background) for the choice display. Enter finishes the boot configuration. <text:span text:style-name="T126">A final screen shows the output written into the configuration file </text:span><text:span text:style-name="T38">grub-switch/bootfiles/.entries.txt</text:span><text:span text:style-name="T126">, which is used to configure the switchable USB storage device.</text:span></text:p>
      <text:p text:style-name="P27"/>
      <text:p text:style-name="P27"/>
      <text:p text:style-name="P27"/>
      <text:p text:style-name="P27"/>
      <text:p text:style-name="P27"/>
      <text:p text:style-name="P27"/>
      <text:p text:style-name="P27"/>
      <text:p text:style-name="P29">After pressing a key, the tool returns to the main screen. The status of generated bootfiles shows that they have just been generated.<text:line-break/></text:p>
      <text:p text:style-name="P29">To clean up, the generated files can be deleted with menu option <text:span text:style-name="T5">3</text:span>.</text:p>
      <text:h text:style-name="P128" text:outline-level="2"><text:bookmark-start text:name="__RefHeading___Toc2503_2401259301"/><text:span text:style-name="T128">Storing</text:span> hash <text:span text:style-name="T128">values for boot choice authentication</text:span><text:bookmark-end text:name="__RefHeading___Toc2503_2401259301"/></text:h>
      <text:p text:style-name="P32">For every generated boot file, a unique SHA512 hash sum been generated. By selecting action <text:span text:style-name="T5">5</text:span>, these hashes can be stored into the system’s boot directory. <text:span text:style-name="T142">As this option writes into the boot path, both </text:span><text:span text:style-name="T62">sudo</text:span><text:span text:style-name="T142"> rights authorization and an extra confirmation are required:</text:span></text:p>
      <text:p text:style-name="P32"><text:line-break/>When such hashes have been installed, GRUB Switch will only execute boot options for which it finds corresponding hash sums. This mechanism protects the system <text:span text:style-name="T141">against flash drives with unauthorized GRUB scripts.</text:span></text:p>
      <text:p text:style-name="P32"/>
      <text:p text:style-name="P33"><text:line-break/><text:line-break/>The hashes can be removed again from the boot directory with option <text:span text:style-name="T5">6</text:span>.<text:line-break/><text:line-break/><text:line-break/><text:span text:style-name="T53">IMPORTANT NOTE: Some Linux distributions install updated versions of GRUB where not all submodules have an UEFI Secure Boot signature (I’m looking at you, Kubuntu 18.04). If you have an UEFI BIOS with Secure Boot enabled, GRUB Switch will give you an error on trying </text:span><text:soft-page-break/><text:span text:style-name="T53">to use the hash module and will boot through the regular GRUB menu. If this happens, you have three possible fixes:</text:span></text:p>
      <text:list xml:id="list3214844295" text:style-name="L2">
        <text:list-item>
          <text:p text:style-name="P122">Remove the hash sums again with option <text:span text:style-name="T5">6</text:span> (most simple).</text:p>
        </text:list-item>
        <text:list-item>
          <text:p text:style-name="P122">Disable Secure Boot <text:span text:style-name="T143">in BIOS </text:span>(consider first if Secure Boot is <text:span text:style-name="T143">really optional</text:span> <text:span text:style-name="T143">for you</text:span>).</text:p>
        </text:list-item>
        <text:list-item>
          <text:p text:style-name="P122">Roll back any updates to GRUB to the signed version (<text:span text:style-name="T143">most complica</text:span>ted).</text:p>
        </text:list-item>
      </text:list>
      <text:h text:style-name="Heading_20_1" text:outline-level="1"><text:bookmark-start text:name="__RefHeading___Toc131_2547572596"/>Adding GRUB <text:span text:style-name="T3">S</text:span>witch to your GRUB <text:span text:style-name="T21">installation</text:span><text:bookmark-end text:name="__RefHeading___Toc131_2547572596"/></text:h>
      <text:p text:style-name="P2"><text:span text:style-name="T144">Before your generated boot choice files can have any impact, you need to install the actual </text:span><text:span text:style-name="T63">GRUB Switch</text:span><text:span text:style-name="T144"> modification to GRUB. This is accomplished with action </text:span><text:span text:style-name="T12">7</text:span><text:span text:style-name="T144"> in the tool:</text:span></text:p>
      <text:p text:style-name="P2"><text:span text:style-name="T144">This action also requires </text:span><text:span text:style-name="T63">sudo write</text:span><text:span text:style-name="T144"> rights and an additional confirmation:</text:span></text:p>
      <text:p text:style-name="P2"><text:line-break/><text:line-break/></text:p>
      <text:p text:style-name="P2"/>
      <text:p text:style-name="P34">File status will show the installed <text:span text:style-name="T53">GRUB Switch</text:span> modification:</text:p>
      <text:p text:style-name="P34"/>
      <text:p text:style-name="P34"/>
      <text:p text:style-name="P34"/>
      <text:p text:style-name="P34">I<text:span text:style-name="T53">MPORTANT: GRUB Switch needs to be installed </text:span><text:span text:style-name="T75">ONLY ONCE</text:span><text:span text:style-name="T53">, not every time you change the boot choices and generate new files. If you have downloaded a newer version of </text:span><text:span text:style-name="T100">GRUB Switch</text:span><text:span text:style-name="T53"> where the GRUB modifications have changed, the file status will indicate this </text:span><text:span text:style-name="T67">and you can reinstall</text:span><text:span text:style-name="T53">.</text:span></text:p>
      <text:p text:style-name="P34">GRUB Switch can be removed again with menu option <text:span text:style-name="T5">8</text:span>.</text:p>
      <text:h text:style-name="Heading_20_1" text:outline-level="1"><text:bookmark-start text:name="__RefHeading___Toc133_2547572596"/><text:span text:style-name="T145">Method A to use GRUB Switch:<text:line-break/></text:span>Using regular USB flash drives for boot choice<text:bookmark-end text:name="__RefHeading___Toc133_2547572596"/></text:h>
      <text:p text:style-name="P3">Picking and configuring boot entries with option <text:span text:style-name="T90">2</text:span> in the <text:span text:style-name="T28">CONFIGURE_GRUBswitch.sh</text:span> <text:span text:style-name="T146">tool</text:span> has generated directories and files like these in your directory <text:span text:style-name="T28">grub-switch/bootfiles</text:span> :</text:p>
      <text:p text:style-name="P31">bootfiles/boot.1/SWITCH.GRB</text:p>
      <text:p text:style-name="P31">bootfiles/boot.2/SWITCH.GRB</text:p>
      <text:p text:style-name="P31">bootfiles/boot.2/SWITCH.GRB</text:p>
      <text:p text:style-name="P4">You will find <text:span text:style-name="T28">boot.*</text:span> <text:span text:style-name="T25">dirs</text:span> according to the positions you assigned during configuration. <text:span text:style-name="T25">There won’t be a </text:span><text:span text:style-name="T28">boot.</text:span><text:span text:style-name="T29">0</text:span><text:span text:style-name="T25"> dir because that choice is reserved for the GRUB menu. Each directory holds a </text:span><text:span text:style-name="T29">SWITCH.GRB</text:span><text:span text:style-name="T25"> file that sets the variable for the corresponding boot choice when called by GRUB. You can open it with a text editor, though I don’t recommend editing it by hand.</text:span></text:p>
      <text:p text:style-name="P5">You will now need as many USB flash drives as you have <text:span text:style-name="T26">picked </text:span>boot choices (excluding <text:span text:style-name="T26">the </text:span>GRUB menu).</text:p>
      <text:list xml:id="list1524817727" text:style-name="L3">
        <text:list-item>
          <text:p text:style-name="P54">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54">Copy each <text:span text:style-name="T28">SWITCH.GRB</text:span> file to a separate flash drive and mark the drive with the corresp<text:span text:style-name="T45">o</text:span>nding number, OS <text:span text:style-name="T45">name</text:span> or whatever <text:span text:style-name="T45">helps you tell them apart.</text:span></text:p>
        </text:list-item>
        <text:list-item>
          <text:p text:style-name="P55">Before powering on your computer or rebooting, plug in the flash drive representing your boot choice.</text:p>
        </text:list-item>
        <text:list-item>
          <text:p text:style-name="P55">If you want the GRUB menu to appear, make sure none of the drives are plugged in.</text:p>
        </text:list-item>
        <text:list-item>
          <text:p text:style-name="P55">If multiple of your drives are plugged in by accident, boot choice will depend on the ordering of USB connections in your BIOS, which you might not be able to tell easily.</text:p>
        </text:list-item>
      </text:list>
      <text:p text:style-name="P6"><text:line-break/>All further chapters are not relevant if you stick with this method to make your boot choice.</text:p>
      <text:h text:style-name="P123" text:outline-level="1"><text:bookmark-start text:name="__RefHeading___Toc135_2547572596"/><text:span text:style-name="T145">Method B to use GRUB Switch:<text:line-break/></text:span>Using <text:span text:style-name="T99">hardware switches and </text:span>a <text:span text:style-name="T2">programmable<text:line-break/></text:span>USB board for boot choice<text:bookmark-end text:name="__RefHeading___Toc135_2547572596"/></text:h>
      <text:p text:style-name="P22">If you want to make your boot choice through an electromechanical switch, you need to use a programmable USB board, flash it with our firmware and connect a suitable switch to it.</text:p>
      <text:p text:style-name="P10">Our firmware is designed for boards <text:span text:style-name="T46">with the Microchip/Atmel ATmega32u4 chip, which can act as a USB device. All related files can be found in </text:span><text:span text:style-name="T30">grub-switch/</text:span><text:span text:style-name="T31">2_usb_device</text:span></text:p>
      <text:h text:style-name="Heading_20_2" text:outline-level="2"><text:bookmark-start text:name="__RefHeading___Toc137_2547572596"/>Supported boards<text:bookmark-end text:name="__RefHeading___Toc137_2547572596"/></text:h>
      <text:p text:style-name="P11">Currently <text:span text:style-name="T47">the project includes pre-built firmware images for the following products:</text:span></text:p>
      <text:list xml:id="list2530572701" text:style-name="L4">
        <text:list-item>
          <text:p text:style-name="P56">PJRC Teensy 2.0</text:p>
        </text:list-item>
        <text:list-item>
          <text:p text:style-name="P56">Arduino Micro</text:p>
        </text:list-item>
        <text:list-item>
          <text:p text:style-name="P56">SparkFun Pro Micro (3V and 5V versions) <text:span text:style-name="T48">and various clones</text:span></text:p>
        </text:list-item>
        <text:list-item>
          <text:p text:style-name="P56">Adafruit ItsyBitsy 32u4 <text:s/>(3V and 5V versions)</text:p>
        </text:list-item>
        <text:list-item>
          <text:p text:style-name="P57">DFRobot Beetle</text:p>
        </text:list-item>
        <text:list-item>
          <text:p text:style-name="P57"><text:span text:style-name="T92">O</text:span>ur self-designed, non-commercial <text:span text:style-name="T92">Custom Hardware </text:span>PCB (see 5.<text:span text:style-name="T91">2.3</text:span>)</text:p>
        </text:list-item>
      </text:list>
      <text:p text:style-name="P7">It is <text:span text:style-name="T50">fairly</text:span> simple to adapt the firmware to another board with the ATmega32u4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2"><text:span text:style-name="T51">On the Linux command-line, g</text:span>o to <text:span text:style-name="T51">the</text:span> <text:span text:style-name="T28">gr</text:span><text:span text:style-name="T30">ub-switch/</text:span><text:span text:style-name="T31">2_usb_device/</text:span><text:span text:style-name="T28">prebuilt_images</text:span> <text:span text:style-name="T51">directory, where you can find the suitable image and programming scripts.</text:span></text:p>
      <text:h text:style-name="Heading_20_3" text:outline-level="3"><text:bookmark-start text:name="__RefHeading___Toc141_2547572596"/>Teensy <text:span text:style-name="T49">2.0</text:span><text:bookmark-end text:name="__RefHeading___Toc141_2547572596"/></text:h>
      <text:p text:style-name="P12">Teensy 2.0 has a <text:span text:style-name="T77">proprietary</text:span> bootloader w<text:span text:style-name="T77">hich works with its own GUI programming tool, Teensy Loader. You can find precise installation and download instructions here:</text:span></text:p>
      <text:p text:style-name="P12"><text:a xlink:type="simple" xlink:href="https://www.pjrc.com/teensy/loader_linux.html" text:style-name="Internet_20_link" text:visited-style-name="Visited_20_Internet_20_Link">https://www.pjrc.com/teensy/loader_linux.html</text:a></text:p>
      <text:p text:style-name="P15"><text:span text:style-name="T78">The corresponding image is <text:s/></text:span><text:span text:style-name="T33">prebuilt_images/</text:span><text:span text:style-name="T22">GRUB_SWITCH_TEENSY20.hex</text:span></text:p>
      <text:h text:style-name="Heading_20_3" text:outline-level="3"><text:bookmark-start text:name="__RefHeading___Toc143_2547572596"/><text:soft-page-break/>Arduino-compatible boards<text:bookmark-end text:name="__RefHeading___Toc143_2547572596"/></text:h>
      <text:p text:style-name="P35"><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924991604" text:style-name="L5">
        <text:list-item>
          <text:p text:style-name="P58"><text:span text:style-name="T147">Under Ubuntu, for example, you can install </text:span><text:span text:style-name="T13">avrdude</text:span><text:span text:style-name="T147"> with<text:line-break/><text:line-break/></text:span><text:span text:style-name="T132">sudo apt-get install avrdude</text:span></text:p>
        </text:list-item>
        <text:list-item>
          <text:p text:style-name="P58"><text:span text:style-name="T147">To simplify the use of </text:span><text:span text:style-name="T13">avrdude</text:span><text:span text:style-name="T147">, we have provided a script in </text:span><text:span text:style-name="T34">prebuilt_images</text:span><text:span text:style-name="T79">. After plugging in your board, it can be started with:<text:line-break/><text:line-break/></text:span><text:span text:style-name="T133">sudo ./program_grubswitch_</text:span><text:span text:style-name="T136">avrdude</text:span><text:span text:style-name="T133">.sh CORRECT_FIRMWARE.hex<text:line-break/><text:line-break/></text:span><text:span text:style-name="T80">(The use of </text:span><text:span text:style-name="T64">sudo</text:span><text:span text:style-name="T79"> might not be required on your installation)</text:span></text:p>
        </text:list-item>
        <text:list-item>
          <text:p text:style-name="P58"><text:span text:style-name="T79">The script will ask you to put the connected board into </text:span><text:span text:style-name="T65">bootloader mode:</text:span></text:p>
          <text:list>
            <text:list-item>
              <text:p text:style-name="P58"><text:span text:style-name="T148">For the </text:span><text:span text:style-name="T7">Arduino Micro</text:span><text:span text:style-name="T81"> and </text:span><text:span text:style-name="T7">ItsyBitsy</text:span><text:span text:style-name="T81"> </text:span><text:span text:style-name="T66">bootloader mode</text:span><text:span text:style-name="T81"> can be entered by pushing the board’s reset button twice.</text:span></text:p>
            </text:list-item>
            <text:list-item>
              <text:p text:style-name="P58"><text:span text:style-name="T81">The </text:span><text:span text:style-name="T7">Pro Micro</text:span><text:span text:style-name="T81"> does not have a reset button; you have to short the </text:span><text:span text:style-name="T7">GND</text:span><text:span text:style-name="T81"> and </text:span><text:span text:style-name="T7">RST</text:span><text:span text:style-name="T81"> pads twice in short order with a wire.</text:span></text:p>
            </text:list-item>
            <text:list-item>
              <text:p text:style-name="P59"><text:span text:style-name="T81">The </text:span><text:span text:style-name="T14">Beetle</text:span><text:span text:style-name="T82"> has a group of 6 tiny pads on the bottom side below its USB socket:<text:line-break/></text:span><text:span text:style-name="T44">1 3 5</text:span><text:span text:style-name="T85"> </text:span><text:span text:style-name="T87"><text:line-break/></text:span><text:span text:style-name="T43"># O O</text:span><text:span text:style-name="T85"> <text:s text:c="8"/></text:span><text:span text:style-name="T87">Pad number 1 is square, not round.</text:span><text:span text:style-name="T27"><text:line-break/></text:span><text:span text:style-name="T43">O O O</text:span><text:span text:style-name="T86"> <text:s text:c="8"/></text:span><text:span text:style-name="T88">Short the round pads number 5 and 6 twice in</text:span><text:span text:style-name="T27"><text:line-break/></text:span><text:span text:style-name="T44">2 4 6</text:span><text:span text:style-name="T86"> <text:s text:c="8"/></text:span><text:span text:style-name="T88">short order to put </text:span><text:span text:style-name="T89">Beetle</text:span><text:span text:style-name="T88"> into bootloader mode</text:span><text:span text:style-name="T82"><text:line-break/></text:span></text:p>
            </text:list-item>
          </text:list>
        </text:list-item>
        <text:list-item>
          <text:p text:style-name="P59"><text:span text:style-name="T82">After putting your board into </text:span><text:span text:style-name="T55">bootloader mode</text:span><text:span text:style-name="T83">, you have between 5 and 10 seconds to press a keyboard key for the programming script to continue; any longer, and the board leaves </text:span><text:span text:style-name="T55">bootloader mode</text:span><text:span text:style-name="T83"> again.</text:span></text:p>
        </text:list-item>
      </text:list>
      <text:p text:style-name="P37">After successful firmware programming, the board identifies as a FAT12 storage device. Depending on your Linux GUI, you might get a device notification.</text:p>
      <text:p text:style-name="P9">NOTE: There are separate firmware images for the 3V and 5V versions of both ItsyBitsy and Pro Micro, as they need different oscillator configurations. Downloading the wrong firmware will not cause harm, the <text:span text:style-name="T82">firmware</text:span> will just not function. <text:span text:style-name="T83">The board can be brought into </text:span><text:span text:style-name="T101">bootloader mode</text:span><text:span text:style-name="T83"> again, and reprogrammed with the correct firmware.</text:span></text:p>
      <text:h text:style-name="Heading_20_3" text:outline-level="3"><text:bookmark-start text:name="__RefHeading___Toc145_2547572596"/><text:soft-page-break/>THE GRUB SWITCH custom USB hardware Rev.B<text:bookmark-end text:name="__RefHeading___Toc145_2547572596"/></text:h>
      <text:p text:style-name="P36">Our custom USB device design relies on the <text:span text:style-name="T53">DFU bootloader</text:span> which is factory-built into each ATmega32u4 chip. <text:span text:style-name="T93">There is an open source command-line tool called </text:span><text:span text:style-name="T8">dfu-programmer</text:span><text:span text:style-name="T93"> which needs to be installed for firmware flashing.</text:span></text:p>
      <text:list xml:id="list105873259" text:style-name="L6">
        <text:list-item>
          <text:p text:style-name="P61">Under Ubuntu Linux, it can be installed with:</text:p>
          <text:p text:style-name="P60"><text:span text:style-name="T132">sudo apt-get install </text:span><text:span text:style-name="T135">dfu-programmer</text:span></text:p>
        </text:list-item>
        <text:list-item>
          <text:p text:style-name="P60"><text:span text:style-name="T147">To simplify the use of </text:span><text:span text:style-name="T8">dfu-programmer</text:span><text:span text:style-name="T147">, we have provided a script in </text:span><text:span text:style-name="T34">prebuilt_images</text:span><text:span text:style-name="T79">. After plugging in your board, it can be started with:</text:span></text:p>
          <text:p text:style-name="P60"><text:span text:style-name="T133">sudo ./program_grubswitch_</text:span><text:span text:style-name="T134">dfu</text:span><text:span text:style-name="T133">.sh </text:span><text:span text:style-name="T134">GRUB_SWITCH_CUSTOMHW_REVB</text:span><text:span text:style-name="T133">.hex</text:span></text:p>
          <text:p text:style-name="P60"><text:span text:style-name="T80">(The use of </text:span><text:span text:style-name="T64">sudo</text:span><text:span text:style-name="T79"> might not be required on your installation)</text:span></text:p>
        </text:list-item>
        <text:list-item>
          <text:p text:style-name="P60"><text:span text:style-name="T79">Before or after starting the script, the chip needs to be brought into </text:span><text:span text:style-name="T56">bootloader mode</text:span><text:span text:style-name="T94"> by pushing or shorting the </text:span><text:span text:style-name="T9">PROG</text:span><text:span text:style-name="T94"> button. Unlike the Arduino boards, there is no bootloader timeout. Pressing a key on the keyboard will start programming.</text:span></text:p>
        </text:list-item>
      </text:list>
      <text:p text:style-name="P16">After successful firmware programming, the board identifies as a FAT <text:span text:style-name="T164">storage device</text:span> <text:span text:style-name="T163">with the drive name </text:span><text:span text:style-name="T15">BOOTTHIS</text:span>. Depending on your Linux GUI, you might get a notification.</text:p>
      <text:h text:style-name="Heading_20_2" text:outline-level="2"><text:bookmark-start text:name="__RefHeading___Toc147_2547572596"/>Writing the GRUB Switch boot configuration onto <text:span text:style-name="T95">your storage</text:span> device<text:bookmark-end text:name="__RefHeading___Toc147_2547572596"/></text:h>
      <text:p text:style-name="P17">Together with the <text:span text:style-name="T28">boot.*</text:span> directories, <text:span text:style-name="T24">option </text:span><text:span text:style-name="T35">2</text:span><text:span text:style-name="T24"> </text:span>of<text:span text:style-name="T24"> the </text:span><text:span text:style-name="T35">CONFIGURE_GRUBswitch.sh</text:span><text:span text:style-name="T24"> script has </text:span>also written a single text file holding the complete list and order of boot choices:</text:p>
      <text:p text:style-name="P30">bootfiles/.entries.txt</text:p>
      <text:p text:style-name="P17"><text:span text:style-name="T95">You can open with a text editor to see the ordered list of boot choices, however it is not recommended to edit the file by hand. </text:span>Because the filename starts with a period, it is only visible if you use the -<text:span text:style-name="T28">a</text:span> option with <text:span text:style-name="T28">ls</text:span>:</text:p>
      <text:p text:style-name="P30">ls -la <text:span text:style-name="T95">bootfiles/</text:span></text:p>
      <text:p text:style-name="P18">If you mount your USB storage device automatically through the GUI, you can just copy the file onto the device and unmount <text:span text:style-name="T149">again</text:span>.</text:p>
      <text:p text:style-name="Text_20_body">Alternatively, you can use option <text:span text:style-name="T28">4 - Write GRUBswitch bootfile to GRUBswitch USB device</text:span> in <text:s/><text:span text:style-name="T96">the <text:s/></text:span><text:span text:style-name="T35">CONFIGURE_GRUBswitch.sh</text:span><text:span text:style-name="T24"> tool. This requires giving the </text:span><text:span text:style-name="T57">sudo</text:span><text:span text:style-name="T24"> password because the mounting and unmounting of the device is being forced.</text:span></text:p>
      <text:p text:style-name="P18"><text:span text:style-name="T84">NOTE: Your USB device is not a regu</text:span>lar flash drive. <text:s/><text:span text:style-name="T28">.entries.txt</text:span> is the only file that will be accepted for writing, and only <text:span text:style-name="T96">if the </text:span><text:span text:style-name="T10">Write-Protect</text:span><text:span text:style-name="T96"> jumper is not set on the board (see wiring section). The only other (read-only) files on the device are:</text:span></text:p>
      <text:p text:style-name="P19"><text:soft-page-break/><text:span text:style-name="T28">SWITCH.GRB</text:span> – The actual boot setting script read by GRUB. If there are no switch connections on the board yet, <text:span text:style-name="T97">this will be empty because that is the default leading to the GRUB menu.</text:span></text:p>
      <text:p text:style-name="P20"><text:span text:style-name="T28">.</text:span><text:span text:style-name="T36">boot</text:span><text:span text:style-name="T37">p</text:span><text:span text:style-name="T36">ins.txt</text:span> – Th<text:span text:style-name="T98">is file (also hidden without </text:span><text:span text:style-name="T36">ls -a</text:span><text:span text:style-name="T98">)</text:span> <text:span text:style-name="T98">shows the choice pins currently connected to GND as ones. It is only included for testing purposes.</text:span></text:p>
      <text:h text:style-name="Heading_20_2" text:outline-level="2"><text:bookmark-start text:name="__RefHeading___Toc299_2547572596"/>Electrical connections to the GRUB Switch boards<text:bookmark-end text:name="__RefHeading___Toc299_2547572596"/></text:h>
      <text:p text:style-name="P21"><text:span text:style-name="T150">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Open Sans" svg:font-family="'Open Sans', sans-serif"/>
    <style:font-face style:name="monospace" svg:font-family="monospace"/>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5T00:15:50.398663130</dc:date>
    <meta:editing-duration>PT17H24M33S</meta:editing-duration>
    <meta:editing-cycles>280</meta:editing-cycles>
    <meta:document-statistic meta:table-count="0" meta:image-count="0" meta:object-count="0" meta:page-count="19" meta:paragraph-count="235" meta:word-count="4452" meta:character-count="26946" meta:non-whitespace-character-count="22650"/>
  </office:meta>
</office:document-meta>
</file>